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4D60FB4967481DFF.png" manifest:media-type="image/png"/>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485bd" officeooo:paragraph-rsid="006485bd"/>
    </style:style>
    <style:style style:name="P22" style:family="paragraph" style:parent-style-name="Text_20_body">
      <style:text-properties officeooo:rsid="006711e0" officeooo:paragraph-rsid="006711e0"/>
    </style:style>
    <style:style style:name="P23" style:family="paragraph" style:parent-style-name="Text_20_body">
      <style:text-properties officeooo:rsid="00671ebd" officeooo:paragraph-rsid="00671ebd"/>
    </style:style>
    <style:style style:name="P24" style:family="paragraph" style:parent-style-name="Text_20_body">
      <style:text-properties officeooo:rsid="0068ec17" officeooo:paragraph-rsid="0068ec17"/>
    </style:style>
    <style:style style:name="P25" style:family="paragraph" style:parent-style-name="Text_20_body">
      <style:text-properties officeooo:rsid="006c1a0e" officeooo:paragraph-rsid="006c1a0e"/>
    </style:style>
    <style:style style:name="P26" style:family="paragraph" style:parent-style-name="Text_20_body">
      <style:text-properties officeooo:rsid="006de9d7" officeooo:paragraph-rsid="006de9d7"/>
    </style:style>
    <style:style style:name="P27" style:family="paragraph" style:parent-style-name="Text_20_body">
      <style:text-properties officeooo:rsid="006de9d7" officeooo:paragraph-rsid="00deb157"/>
    </style:style>
    <style:style style:name="P28" style:family="paragraph" style:parent-style-name="Text_20_body">
      <style:text-properties officeooo:paragraph-rsid="006e3820"/>
    </style:style>
    <style:style style:name="P29" style:family="paragraph" style:parent-style-name="Text_20_body">
      <style:text-properties officeooo:rsid="006fe499" officeooo:paragraph-rsid="006fe499"/>
    </style:style>
    <style:style style:name="P30" style:family="paragraph" style:parent-style-name="Text_20_body">
      <style:text-properties officeooo:rsid="0025e6b6" officeooo:paragraph-rsid="006e3820"/>
    </style:style>
    <style:style style:name="P31" style:family="paragraph" style:parent-style-name="Text_20_body">
      <style:text-properties officeooo:rsid="0058ecae" officeooo:paragraph-rsid="0071963b"/>
    </style:style>
    <style:style style:name="P32" style:family="paragraph" style:parent-style-name="Text_20_body">
      <style:text-properties officeooo:rsid="0071963b" officeooo:paragraph-rsid="0071963b"/>
    </style:style>
    <style:style style:name="P33" style:family="paragraph" style:parent-style-name="Text_20_body">
      <style:text-properties officeooo:rsid="0072691c" officeooo:paragraph-rsid="0072691c"/>
    </style:style>
    <style:style style:name="P34" style:family="paragraph" style:parent-style-name="Text_20_body">
      <style:text-properties officeooo:rsid="00806ebf" officeooo:paragraph-rsid="00806ebf"/>
    </style:style>
    <style:style style:name="P35" style:family="paragraph" style:parent-style-name="Text_20_body">
      <style:text-properties officeooo:paragraph-rsid="008a915f"/>
    </style:style>
    <style:style style:name="P36" style:family="paragraph" style:parent-style-name="Text_20_body">
      <style:text-properties officeooo:rsid="0041e0b4" officeooo:paragraph-rsid="0041e0b4"/>
    </style:style>
    <style:style style:name="P37" style:family="paragraph" style:parent-style-name="Text_20_body">
      <style:text-properties officeooo:rsid="0092829f" officeooo:paragraph-rsid="0092829f"/>
    </style:style>
    <style:style style:name="P38" style:family="paragraph" style:parent-style-name="Text_20_body">
      <style:text-properties officeooo:rsid="00947b11" officeooo:paragraph-rsid="00aa1409"/>
    </style:style>
    <style:style style:name="P39" style:family="paragraph" style:parent-style-name="Text_20_body">
      <style:text-properties officeooo:rsid="009a5ace" officeooo:paragraph-rsid="00aa1409"/>
    </style:style>
    <style:style style:name="P40" style:family="paragraph" style:parent-style-name="Text_20_body">
      <style:text-properties officeooo:rsid="008158bd" officeooo:paragraph-rsid="008158bd"/>
    </style:style>
    <style:style style:name="P41" style:family="paragraph" style:parent-style-name="Text_20_body">
      <style:text-properties officeooo:rsid="00a6cf28" officeooo:paragraph-rsid="00a6cf28"/>
    </style:style>
    <style:style style:name="P42" style:family="paragraph" style:parent-style-name="Text_20_body">
      <style:text-properties officeooo:rsid="00a8952e" officeooo:paragraph-rsid="00a8952e"/>
    </style:style>
    <style:style style:name="P43" style:family="paragraph" style:parent-style-name="Text_20_body">
      <style:text-properties officeooo:paragraph-rsid="00a8b960"/>
    </style:style>
    <style:style style:name="P44" style:family="paragraph" style:parent-style-name="Text_20_body">
      <style:text-properties officeooo:rsid="00ab42d1" officeooo:paragraph-rsid="00ab42d1"/>
    </style:style>
    <style:style style:name="P45" style:family="paragraph" style:parent-style-name="Text_20_body">
      <style:text-properties officeooo:rsid="0064024c" officeooo:paragraph-rsid="0064024c"/>
    </style:style>
    <style:style style:name="P46" style:family="paragraph" style:parent-style-name="Text_20_body">
      <style:text-properties officeooo:rsid="004e676f" officeooo:paragraph-rsid="00b495d5"/>
    </style:style>
    <style:style style:name="P47" style:family="paragraph" style:parent-style-name="Text_20_body">
      <style:text-properties officeooo:rsid="0066c2d2" officeooo:paragraph-rsid="00cc96d7"/>
    </style:style>
    <style:style style:name="P48" style:family="paragraph" style:parent-style-name="Text_20_body">
      <style:text-properties officeooo:rsid="00b39491" officeooo:paragraph-rsid="00ab42d1"/>
    </style:style>
    <style:style style:name="P49" style:family="paragraph" style:parent-style-name="Text_20_body">
      <style:text-properties officeooo:rsid="00badbe7" officeooo:paragraph-rsid="00badbe7"/>
    </style:style>
    <style:style style:name="P50" style:family="paragraph" style:parent-style-name="Text_20_body">
      <style:text-properties officeooo:rsid="00bf17a8" officeooo:paragraph-rsid="00bf17a8"/>
    </style:style>
    <style:style style:name="P51" style:family="paragraph" style:parent-style-name="Text_20_body">
      <style:text-properties officeooo:rsid="0019de66" officeooo:paragraph-rsid="008a915f"/>
    </style:style>
    <style:style style:name="P52" style:family="paragraph" style:parent-style-name="Text_20_body">
      <style:text-properties officeooo:rsid="00c2db31" officeooo:paragraph-rsid="00c2db31"/>
    </style:style>
    <style:style style:name="P53" style:family="paragraph" style:parent-style-name="Text_20_body">
      <style:text-properties officeooo:rsid="00b142a8" officeooo:paragraph-rsid="00b142a8"/>
    </style:style>
    <style:style style:name="P54" style:family="paragraph" style:parent-style-name="Text_20_body">
      <style:text-properties officeooo:rsid="00c3c69a" officeooo:paragraph-rsid="00c3c69a"/>
    </style:style>
    <style:style style:name="P55" style:family="paragraph" style:parent-style-name="Text_20_body">
      <style:text-properties officeooo:paragraph-rsid="00c3c69a"/>
    </style:style>
    <style:style style:name="P56" style:family="paragraph" style:parent-style-name="Text_20_body">
      <style:text-properties officeooo:rsid="00c73b76" officeooo:paragraph-rsid="00c73b76"/>
    </style:style>
    <style:style style:name="P57" style:family="paragraph" style:parent-style-name="Text_20_body">
      <style:text-properties officeooo:rsid="00c83f98" officeooo:paragraph-rsid="00c83f98"/>
    </style:style>
    <style:style style:name="P58" style:family="paragraph" style:parent-style-name="Text_20_body">
      <style:text-properties officeooo:rsid="00c83f98" officeooo:paragraph-rsid="00d0d2fd"/>
    </style:style>
    <style:style style:name="P59" style:family="paragraph" style:parent-style-name="Text_20_body">
      <style:text-properties officeooo:rsid="00cace97" officeooo:paragraph-rsid="00cace97"/>
    </style:style>
    <style:style style:name="P60" style:family="paragraph" style:parent-style-name="Text_20_body">
      <style:text-properties officeooo:rsid="00919860" officeooo:paragraph-rsid="00919860"/>
    </style:style>
    <style:style style:name="P61" style:family="paragraph" style:parent-style-name="Text_20_body">
      <style:text-properties officeooo:rsid="00d0d2fd" officeooo:paragraph-rsid="00d0d2fd"/>
    </style:style>
    <style:style style:name="P62" style:family="paragraph" style:parent-style-name="Text_20_body">
      <style:text-properties officeooo:rsid="00eec390" officeooo:paragraph-rsid="00eec390"/>
    </style:style>
    <style:style style:name="P63" style:family="paragraph" style:parent-style-name="Text_20_body">
      <style:text-properties officeooo:rsid="00f0ca0b" officeooo:paragraph-rsid="00f0ca0b"/>
    </style:style>
    <style:style style:name="P64" style:family="paragraph" style:parent-style-name="Text_20_body">
      <style:text-properties officeooo:rsid="00afbaad" officeooo:paragraph-rsid="00cc96d7"/>
    </style:style>
    <style:style style:name="P65" style:family="paragraph" style:parent-style-name="Text_20_body">
      <style:text-properties officeooo:rsid="00c085ff" officeooo:paragraph-rsid="00c085ff"/>
    </style:style>
    <style:style style:name="P66" style:family="paragraph" style:parent-style-name="Text_20_body">
      <style:text-properties officeooo:rsid="00fd8b32" officeooo:paragraph-rsid="00fd8b32"/>
    </style:style>
    <style:style style:name="P67" style:family="paragraph" style:parent-style-name="Text_20_body">
      <style:text-properties officeooo:rsid="00d5e21b" officeooo:paragraph-rsid="00d5e21b"/>
    </style:style>
    <style:style style:name="P68" style:family="paragraph" style:parent-style-name="Text_20_body">
      <style:text-properties officeooo:rsid="0108db43" officeooo:paragraph-rsid="0108db43"/>
    </style:style>
    <style:style style:name="P69" style:family="paragraph" style:parent-style-name="Text_20_body">
      <style:text-properties officeooo:rsid="01113f3f" officeooo:paragraph-rsid="01113f3f"/>
    </style:style>
    <style:style style:name="P70" style:family="paragraph" style:parent-style-name="Text_20_body">
      <style:text-properties officeooo:rsid="0114e5b3" officeooo:paragraph-rsid="0114e5b3"/>
    </style:style>
    <style:style style:name="P71" style:family="paragraph" style:parent-style-name="Text_20_body">
      <style:text-properties officeooo:rsid="00367ba6" officeooo:paragraph-rsid="00367ba6"/>
    </style:style>
    <style:style style:name="P72" style:family="paragraph" style:parent-style-name="Text_20_body">
      <style:text-properties officeooo:rsid="0118d1e2" officeooo:paragraph-rsid="0118d1e2"/>
    </style:style>
    <style:style style:name="P73" style:family="paragraph" style:parent-style-name="Text_20_body">
      <style:text-properties officeooo:rsid="01132847"/>
    </style:style>
    <style:style style:name="P74" style:family="paragraph" style:parent-style-name="Text_20_body">
      <style:text-properties officeooo:rsid="01132847" officeooo:paragraph-rsid="01132847"/>
    </style:style>
    <style:style style:name="P75" style:family="paragraph" style:parent-style-name="Text_20_body">
      <style:text-properties officeooo:paragraph-rsid="011b9cca"/>
    </style:style>
    <style:style style:name="P76" style:family="paragraph" style:parent-style-name="Text_20_body">
      <style:text-properties officeooo:paragraph-rsid="00cc96d7"/>
    </style:style>
    <style:style style:name="P77" style:family="paragraph" style:parent-style-name="Text_20_body">
      <style:text-properties officeooo:rsid="00c2c874" officeooo:paragraph-rsid="00c2c874"/>
    </style:style>
    <style:style style:name="P78" style:family="paragraph" style:parent-style-name="Text_20_body">
      <style:text-properties officeooo:rsid="01177a6b" officeooo:paragraph-rsid="01177a6b"/>
    </style:style>
    <style:style style:name="P79" style:family="paragraph" style:parent-style-name="Text_20_body">
      <style:text-properties officeooo:rsid="011ffcbb" officeooo:paragraph-rsid="011ffcbb"/>
    </style:style>
    <style:style style:name="P80" style:family="paragraph" style:parent-style-name="Text_20_body">
      <style:text-properties officeooo:rsid="0121c299" officeooo:paragraph-rsid="0121c299"/>
    </style:style>
    <style:style style:name="P81" style:family="paragraph" style:parent-style-name="Text_20_body">
      <style:text-properties officeooo:rsid="011e928a" officeooo:paragraph-rsid="011e928a"/>
    </style:style>
    <style:style style:name="P82" style:family="paragraph" style:parent-style-name="Text_20_body">
      <style:text-properties officeooo:rsid="0126da57" officeooo:paragraph-rsid="0126da57"/>
    </style:style>
    <style:style style:name="P83" style:family="paragraph" style:parent-style-name="Text_20_body">
      <style:text-properties officeooo:paragraph-rsid="012b09f3"/>
    </style:style>
    <style:style style:name="P84" style:family="paragraph" style:parent-style-name="Text_20_body">
      <style:text-properties officeooo:rsid="012dbc14" officeooo:paragraph-rsid="012dbc14"/>
    </style:style>
    <style:style style:name="P85" style:family="paragraph" style:parent-style-name="Text_20_body">
      <style:text-properties officeooo:rsid="012f8a24" officeooo:paragraph-rsid="012f8a24"/>
    </style:style>
    <style:style style:name="P86" style:family="paragraph" style:parent-style-name="Text_20_body">
      <style:text-properties officeooo:rsid="01310950" officeooo:paragraph-rsid="00ce9ba1"/>
    </style:style>
    <style:style style:name="P87" style:family="paragraph" style:parent-style-name="Text_20_body">
      <style:text-properties officeooo:rsid="0132510c" officeooo:paragraph-rsid="0132510c"/>
    </style:style>
    <style:style style:name="P88" style:family="paragraph" style:parent-style-name="Text_20_body">
      <style:text-properties officeooo:rsid="005d8de9" officeooo:paragraph-rsid="01382cbe"/>
    </style:style>
    <style:style style:name="P89" style:family="paragraph" style:parent-style-name="Text_20_body">
      <style:text-properties officeooo:rsid="0134a0c2" officeooo:paragraph-rsid="0134a0c2"/>
    </style:style>
    <style:style style:name="P90" style:family="paragraph" style:parent-style-name="Text_20_body">
      <style:text-properties officeooo:rsid="001d7fb2" officeooo:paragraph-rsid="00cc96d7"/>
    </style:style>
    <style:style style:name="P91" style:family="paragraph" style:parent-style-name="Text_20_body">
      <style:text-properties officeooo:rsid="0016e44e"/>
    </style:style>
    <style:style style:name="P92" style:family="paragraph" style:parent-style-name="Text_20_body">
      <style:text-properties officeooo:rsid="01351b9d" officeooo:paragraph-rsid="01351b9d"/>
    </style:style>
    <style:style style:name="P93" style:family="paragraph" style:parent-style-name="Text_20_body">
      <style:text-properties officeooo:rsid="0132de03" officeooo:paragraph-rsid="0132de03"/>
    </style:style>
    <style:style style:name="P94" style:family="paragraph" style:parent-style-name="Text_20_body">
      <style:paragraph-properties fo:text-align="start" style:justify-single-word="false"/>
      <style:text-properties officeooo:rsid="013b6b95" officeooo:paragraph-rsid="013b6b95"/>
    </style:style>
    <style:style style:name="P95" style:family="paragraph" style:parent-style-name="Text_20_body">
      <style:text-properties officeooo:rsid="01413423" officeooo:paragraph-rsid="01413423"/>
    </style:style>
    <style:style style:name="P96" style:family="paragraph" style:parent-style-name="Drawing">
      <style:paragraph-properties fo:text-align="center" style:justify-single-word="false"/>
    </style:style>
    <style:style style:name="P97" style:family="paragraph" style:parent-style-name="Heading_20_1">
      <style:paragraph-properties fo:text-align="center" style:justify-single-word="false"/>
      <style:text-properties officeooo:rsid="013b6b95" officeooo:paragraph-rsid="0132de03"/>
    </style:style>
    <style:style style:name="P98" style:family="paragraph" style:parent-style-name="Heading_20_3">
      <style:text-properties officeooo:rsid="0114e5b3" officeooo:paragraph-rsid="0114e5b3"/>
    </style:style>
    <style:style style:name="P99" style:family="paragraph" style:parent-style-name="Heading_20_3">
      <style:text-properties officeooo:rsid="00c73b76" officeooo:paragraph-rsid="00c73b76"/>
    </style:style>
    <style:style style:name="P100" style:family="paragraph" style:parent-style-name="Heading_20_3">
      <style:text-properties officeooo:rsid="00c83f98" officeooo:paragraph-rsid="00c83f98"/>
    </style:style>
    <style:style style:name="P101" style:family="paragraph" style:parent-style-name="Heading_20_3">
      <style:text-properties officeooo:rsid="00946c6b" officeooo:paragraph-rsid="00946c6b"/>
    </style:style>
    <style:style style:name="P102" style:family="paragraph" style:parent-style-name="Heading_20_3">
      <style:text-properties officeooo:rsid="00cace97" officeooo:paragraph-rsid="00cace97"/>
    </style:style>
    <style:style style:name="P103" style:family="paragraph" style:parent-style-name="Heading_20_3">
      <style:text-properties officeooo:rsid="01132847" officeooo:paragraph-rsid="01132847"/>
    </style:style>
    <style:style style:name="P104" style:family="paragraph" style:parent-style-name="Heading_20_3">
      <style:text-properties officeooo:rsid="0126da57" officeooo:paragraph-rsid="0126da57"/>
    </style:style>
    <style:style style:name="P105" style:family="paragraph" style:parent-style-name="Heading_20_3">
      <style:text-properties officeooo:rsid="012f8a24" officeooo:paragraph-rsid="012f8a24"/>
    </style:style>
    <style:style style:name="P106" style:family="paragraph" style:parent-style-name="Heading_20_3">
      <style:text-properties officeooo:rsid="013a49d7" officeooo:paragraph-rsid="013a49d7"/>
    </style:style>
    <style:style style:name="P107" style:family="paragraph" style:parent-style-name="Heading_20_3">
      <style:text-properties officeooo:rsid="01413423" officeooo:paragraph-rsid="01413423"/>
    </style:style>
    <style:style style:name="P108" style:family="paragraph" style:parent-style-name="Heading_20_2">
      <style:text-properties officeooo:rsid="013b6b95" officeooo:paragraph-rsid="013b6b95"/>
    </style:style>
    <style:style style:name="P109" style:family="paragraph" style:parent-style-name="Heading_20_2">
      <style:text-properties officeooo:rsid="006c1a0e" officeooo:paragraph-rsid="006c1a0e"/>
    </style:style>
    <style:style style:name="P110" style:family="paragraph" style:parent-style-name="Heading_20_2">
      <style:text-properties officeooo:rsid="00badbe7" officeooo:paragraph-rsid="00badbe7"/>
    </style:style>
    <style:style style:name="P111" style:family="paragraph" style:parent-style-name="Heading_20_2">
      <style:text-properties officeooo:rsid="003f5ddb" officeooo:paragraph-rsid="0044adf8"/>
    </style:style>
    <style:style style:name="P112" style:family="paragraph" style:parent-style-name="Heading_20_2">
      <style:text-properties officeooo:paragraph-rsid="0044adf8"/>
    </style:style>
    <style:style style:name="P113" style:family="paragraph" style:parent-style-name="Heading_20_2">
      <style:text-properties officeooo:rsid="00ab42d1" officeooo:paragraph-rsid="00ab42d1"/>
    </style:style>
    <style:style style:name="P114" style:family="paragraph" style:parent-style-name="Heading_20_2">
      <style:text-properties officeooo:rsid="00c73b76" officeooo:paragraph-rsid="00c73b76"/>
    </style:style>
    <style:style style:name="P115" style:family="paragraph" style:parent-style-name="Heading_20_2">
      <style:text-properties officeooo:rsid="006de9d7" officeooo:paragraph-rsid="006de9d7"/>
    </style:style>
    <style:style style:name="P116" style:family="paragraph" style:parent-style-name="Heading_20_2">
      <style:text-properties officeooo:rsid="005ab6b0" officeooo:paragraph-rsid="005ab6b0"/>
    </style:style>
    <style:style style:name="P117" style:family="paragraph" style:parent-style-name="Heading_20_2">
      <style:text-properties officeooo:rsid="00946c6b" officeooo:paragraph-rsid="00946c6b"/>
    </style:style>
    <style:style style:name="P118" style:family="paragraph" style:parent-style-name="Text_20_body" style:list-style-name="L1">
      <style:text-properties officeooo:rsid="006c1a0e" officeooo:paragraph-rsid="006c1a0e"/>
    </style:style>
    <style:style style:name="P119" style:family="paragraph" style:parent-style-name="Text_20_body" style:list-style-name="L1">
      <style:text-properties officeooo:rsid="013b6b95" officeooo:paragraph-rsid="013b6b95"/>
    </style:style>
    <style:style style:name="P120" style:family="paragraph" style:parent-style-name="Text_20_body" style:list-style-name="L1">
      <style:text-properties officeooo:rsid="00fd8b32" officeooo:paragraph-rsid="00fd8b32"/>
    </style:style>
    <style:style style:name="P121" style:family="paragraph" style:parent-style-name="Text_20_body" style:list-style-name="L2">
      <style:text-properties officeooo:rsid="000f88f6" officeooo:paragraph-rsid="00ffdd62"/>
    </style:style>
    <style:style style:name="P122" style:family="paragraph" style:parent-style-name="Text_20_body" style:list-style-name="L3">
      <style:text-properties officeooo:rsid="000f88f6" officeooo:paragraph-rsid="00ffdd62"/>
    </style:style>
    <style:style style:name="P123" style:family="paragraph" style:parent-style-name="Text_20_body" style:list-style-name="L4"/>
    <style:style style:name="P124" style:family="paragraph" style:parent-style-name="Text_20_body" style:list-style-name="L4">
      <style:text-properties officeooo:rsid="00c2c874" officeooo:paragraph-rsid="00c2c874"/>
    </style:style>
    <style:style style:name="P125" style:family="paragraph" style:parent-style-name="Text_20_body" style:list-style-name="L5">
      <style:text-properties officeooo:rsid="00c2c874" officeooo:paragraph-rsid="00c2c874"/>
    </style:style>
    <style:style style:name="P126" style:family="paragraph" style:parent-style-name="Text_20_body" style:list-style-name="L9">
      <style:text-properties officeooo:rsid="00c2c874" officeooo:paragraph-rsid="00c2c874"/>
    </style:style>
    <style:style style:name="P127" style:family="paragraph" style:parent-style-name="Text_20_body" style:list-style-name="L4">
      <style:text-properties officeooo:rsid="0134a0c2" officeooo:paragraph-rsid="0134a0c2"/>
    </style:style>
    <style:style style:name="P128" style:family="paragraph" style:parent-style-name="Text_20_body" style:list-style-name="L4">
      <style:text-properties officeooo:rsid="00cc96d7" officeooo:paragraph-rsid="00cc96d7"/>
    </style:style>
    <style:style style:name="P129" style:family="paragraph" style:parent-style-name="Text_20_body" style:list-style-name="L4">
      <style:text-properties officeooo:rsid="00806ebf" officeooo:paragraph-rsid="00806ebf"/>
    </style:style>
    <style:style style:name="P130" style:family="paragraph" style:parent-style-name="Text_20_body" style:list-style-name="L4">
      <style:text-properties officeooo:rsid="006de9d7" officeooo:paragraph-rsid="006de9d7"/>
    </style:style>
    <style:style style:name="P131" style:family="paragraph" style:parent-style-name="Text_20_body" style:list-style-name="L5"/>
    <style:style style:name="P132" style:family="paragraph" style:parent-style-name="Text_20_body" style:list-style-name="L5">
      <style:text-properties officeooo:rsid="0066c2d2" officeooo:paragraph-rsid="0066c2d2"/>
    </style:style>
    <style:style style:name="P133" style:family="paragraph" style:parent-style-name="Text_20_body" style:list-style-name="L10">
      <style:text-properties officeooo:rsid="0066c2d2" officeooo:paragraph-rsid="0066c2d2"/>
    </style:style>
    <style:style style:name="P134" style:family="paragraph" style:parent-style-name="Text_20_body" style:list-style-name="L5">
      <style:text-properties officeooo:rsid="00cd20e2" officeooo:paragraph-rsid="00cd20e2"/>
    </style:style>
    <style:style style:name="P135" style:family="paragraph" style:parent-style-name="Text_20_body" style:list-style-name="L5">
      <style:text-properties officeooo:rsid="008804af" officeooo:paragraph-rsid="008804af"/>
    </style:style>
    <style:style style:name="P136" style:family="paragraph" style:parent-style-name="Text_20_body" style:list-style-name="L7">
      <style:text-properties officeooo:rsid="008804af" officeooo:paragraph-rsid="008804af"/>
    </style:style>
    <style:style style:name="P137" style:family="paragraph" style:parent-style-name="Text_20_body" style:list-style-name="L5">
      <style:text-properties officeooo:rsid="00a54d57" officeooo:paragraph-rsid="00a54d57"/>
    </style:style>
    <style:style style:name="P138" style:family="paragraph" style:parent-style-name="Text_20_body" style:list-style-name="L10">
      <style:text-properties officeooo:rsid="00a54d57" officeooo:paragraph-rsid="00a54d57"/>
    </style:style>
    <style:style style:name="P139" style:family="paragraph" style:parent-style-name="Text_20_body" style:list-style-name="L6"/>
    <style:style style:name="P140" style:family="paragraph" style:parent-style-name="Text_20_body" style:list-style-name="L6">
      <style:text-properties officeooo:paragraph-rsid="0114e5b3"/>
    </style:style>
    <style:style style:name="P141" style:family="paragraph" style:parent-style-name="Text_20_body" style:list-style-name="L6">
      <style:text-properties officeooo:paragraph-rsid="011d0e76"/>
    </style:style>
    <style:style style:name="P142" style:family="paragraph" style:parent-style-name="Text_20_body" style:list-style-name="L6">
      <style:text-properties officeooo:rsid="0114e5b3" officeooo:paragraph-rsid="0114e5b3"/>
    </style:style>
    <style:style style:name="P143" style:family="paragraph" style:parent-style-name="Text_20_body" style:list-style-name="L6">
      <style:text-properties officeooo:rsid="011b9cca" officeooo:paragraph-rsid="011d0e76"/>
    </style:style>
    <style:style style:name="P144" style:family="paragraph" style:parent-style-name="Text_20_body" style:list-style-name="L7">
      <style:text-properties officeooo:paragraph-rsid="0114e5b3"/>
    </style:style>
    <style:style style:name="P145" style:family="paragraph" style:parent-style-name="Text_20_body" style:list-style-name="L7">
      <style:text-properties officeooo:paragraph-rsid="011d0e76"/>
    </style:style>
    <style:style style:name="P146" style:family="paragraph" style:parent-style-name="Text_20_body" style:list-style-name="L7">
      <style:text-properties officeooo:rsid="0084eb74" officeooo:paragraph-rsid="0084eb74"/>
    </style:style>
    <style:style style:name="P147" style:family="paragraph" style:parent-style-name="Text_20_body" style:list-style-name="L8"/>
    <style:style style:name="P148" style:family="paragraph" style:parent-style-name="Text_20_body" style:list-style-name="L8">
      <style:text-properties officeooo:paragraph-rsid="0115778a"/>
    </style:style>
    <style:style style:name="P149" style:family="paragraph" style:parent-style-name="Text_20_body" style:list-style-name="L8">
      <style:text-properties officeooo:rsid="0115778a" officeooo:paragraph-rsid="0115778a"/>
    </style:style>
    <style:style style:name="P150" style:family="paragraph" style:parent-style-name="Text_20_body" style:list-style-name="L9"/>
    <style:style style:name="P151" style:family="paragraph" style:parent-style-name="Text_20_body" style:list-style-name="L9">
      <style:text-properties officeooo:paragraph-rsid="00ce9ba1"/>
    </style:style>
    <style:style style:name="P152" style:family="paragraph" style:parent-style-name="Text_20_body" style:list-style-name="L9">
      <style:text-properties officeooo:rsid="0135d787" officeooo:paragraph-rsid="0135d787"/>
    </style:style>
    <style:style style:name="P153" style:family="paragraph" style:parent-style-name="Text_20_body" style:list-style-name="L10">
      <style:text-properties officeooo:rsid="0135d787" officeooo:paragraph-rsid="0135d787"/>
    </style:style>
    <style:style style:name="P154" style:family="paragraph" style:parent-style-name="Text_20_body" style:list-style-name="L9">
      <style:text-properties officeooo:rsid="00ce9ba1" officeooo:paragraph-rsid="00ce9ba1"/>
    </style:style>
    <style:style style:name="P155" style:family="paragraph" style:parent-style-name="Text_20_body" style:list-style-name="L9">
      <style:text-properties officeooo:rsid="007d22f1" officeooo:paragraph-rsid="007d22f1"/>
    </style:style>
    <style:style style:name="P156" style:family="paragraph" style:parent-style-name="Text_20_body" style:list-style-name="L10"/>
    <style:style style:name="P157" style:family="paragraph" style:parent-style-name="Text_20_body" style:list-style-name="L10">
      <style:text-properties officeooo:rsid="0026de65"/>
    </style:style>
    <style:style style:name="P158" style:family="paragraph" style:parent-style-name="Text_20_body" style:list-style-name="L10">
      <style:text-properties officeooo:rsid="0126da57" officeooo:paragraph-rsid="0126da57"/>
    </style:style>
    <style:style style:name="P159" style:family="paragraph" style:parent-style-name="Text_20_body" style:list-style-name="L10">
      <style:text-properties officeooo:rsid="0041e0b4"/>
    </style:style>
    <style:style style:name="P160" style:family="paragraph" style:parent-style-name="Text_20_body" style:list-style-name="L10">
      <style:text-properties officeooo:rsid="0041e0b4" officeooo:paragraph-rsid="005d476f"/>
    </style:style>
    <style:style style:name="P161" style:family="paragraph" style:parent-style-name="Text_20_body" style:list-style-name="L10">
      <style:text-properties officeooo:rsid="005d476f" officeooo:paragraph-rsid="005d476f"/>
    </style:style>
    <style:style style:name="P162" style:family="paragraph" style:parent-style-name="Text_20_body" style:list-style-name="L11">
      <style:text-properties officeooo:rsid="005d476f" officeooo:paragraph-rsid="005d476f"/>
    </style:style>
    <style:style style:name="P163" style:family="paragraph" style:parent-style-name="Text_20_body" style:list-style-name="L10">
      <style:text-properties officeooo:rsid="00c2db31" officeooo:paragraph-rsid="00c2db31"/>
    </style:style>
    <style:style style:name="P164" style:family="paragraph" style:parent-style-name="Text_20_body" style:list-style-name="L10">
      <style:text-properties officeooo:rsid="012f8a24" officeooo:paragraph-rsid="012f8a24"/>
    </style:style>
    <style:style style:name="P165" style:family="paragraph" style:parent-style-name="Text_20_body" style:list-style-name="L10">
      <style:text-properties officeooo:rsid="0064024c" officeooo:paragraph-rsid="0064024c"/>
    </style:style>
    <style:style style:name="P166" style:family="paragraph" style:parent-style-name="Text_20_body" style:list-style-name="L10">
      <style:text-properties officeooo:rsid="006a2155" officeooo:paragraph-rsid="006a2155"/>
    </style:style>
    <style:style style:name="P167" style:family="paragraph" style:parent-style-name="Text_20_body" style:list-style-name="L10">
      <style:text-properties officeooo:rsid="00a60543" officeooo:paragraph-rsid="00a60543"/>
    </style:style>
    <style:style style:name="P168" style:family="paragraph" style:parent-style-name="Text_20_body" style:list-style-name="L10">
      <style:text-properties officeooo:rsid="00c5c431" officeooo:paragraph-rsid="00c5c431"/>
    </style:style>
    <style:style style:name="P169" style:family="paragraph" style:parent-style-name="Text_20_body" style:list-style-name="L10">
      <style:text-properties officeooo:rsid="00431991"/>
    </style:style>
    <style:style style:name="P170" style:family="paragraph" style:parent-style-name="Text_20_body" style:list-style-name="L10">
      <style:text-properties officeooo:rsid="00a8b960" officeooo:paragraph-rsid="00a8b960"/>
    </style:style>
    <style:style style:name="P171" style:family="paragraph" style:parent-style-name="Text_20_body" style:list-style-name="L11">
      <style:text-properties officeooo:rsid="005d8de9" officeooo:paragraph-rsid="005d8de9"/>
    </style:style>
    <style:style style:name="P172" style:family="paragraph" style:parent-style-name="Text_20_body" style:list-style-name="L11">
      <style:text-properties officeooo:rsid="005d8de9" officeooo:paragraph-rsid="01382cbe"/>
    </style:style>
    <style:style style:name="P173" style:family="paragraph" style:parent-style-name="Text_20_body" style:list-style-name="L12">
      <style:text-properties officeooo:rsid="00947b11" officeooo:paragraph-rsid="00aa1409"/>
    </style:style>
    <style:style style:name="P174" style:family="paragraph" style:parent-style-name="Text_20_body" style:list-style-name="L12">
      <style:text-properties officeooo:rsid="00947b11" officeooo:paragraph-rsid="010c8d44"/>
    </style:style>
    <style:style style:name="P175" style:family="paragraph" style:parent-style-name="Text_20_body" style:list-style-name="L12">
      <style:text-properties officeooo:rsid="00a3f953" officeooo:paragraph-rsid="00aa1409"/>
    </style:style>
    <style:style style:name="P176" style:family="paragraph" style:parent-style-name="Text_20_body" style:list-style-name="L13">
      <style:text-properties officeooo:rsid="00ab42d1" officeooo:paragraph-rsid="00ab42d1"/>
    </style:style>
    <style:style style:name="P177" style:family="paragraph" style:parent-style-name="Text_20_body" style:list-style-name="L13">
      <style:text-properties officeooo:rsid="01160c9d" officeooo:paragraph-rsid="01160c9d"/>
    </style:style>
    <style:style style:name="P178" style:family="paragraph" style:parent-style-name="Text_20_body" style:list-style-name="L13">
      <style:text-properties officeooo:rsid="00cf834e" officeooo:paragraph-rsid="00cf834e"/>
    </style:style>
    <style:style style:name="P179" style:family="paragraph" style:parent-style-name="Text_20_body" style:list-style-name="L13">
      <style:text-properties officeooo:rsid="00bfbb9f" officeooo:paragraph-rsid="00bfbb9f"/>
    </style:style>
    <style:style style:name="P180" style:family="paragraph" style:parent-style-name="Text_20_body" style:list-style-name="L14">
      <style:text-properties officeooo:rsid="00c085ff" officeooo:paragraph-rsid="00c085ff"/>
    </style:style>
    <style:style style:name="P181" style:family="paragraph" style:parent-style-name="Text_20_body" style:list-style-name="L15">
      <style:text-properties officeooo:rsid="00c73b76" officeooo:paragraph-rsid="00c73b76"/>
    </style:style>
    <style:style style:name="P182" style:family="paragraph" style:parent-style-name="Text_20_body" style:list-style-name="L15">
      <style:text-properties officeooo:rsid="00c83f98" officeooo:paragraph-rsid="00c83f98"/>
    </style:style>
    <style:style style:name="P183" style:family="paragraph" style:parent-style-name="Text_20_body" style:list-style-name="L16">
      <style:text-properties officeooo:rsid="00d0d2fd" officeooo:paragraph-rsid="00d0d2fd"/>
    </style:style>
    <style:style style:name="P184" style:family="paragraph" style:parent-style-name="Text_20_body" style:list-style-name="L16">
      <style:text-properties officeooo:rsid="00f0ca0b" officeooo:paragraph-rsid="00d0d2fd"/>
    </style:style>
    <style:style style:name="P185" style:family="paragraph" style:parent-style-name="Text_20_body" style:list-style-name="L16">
      <style:text-properties officeooo:rsid="00d2155b" officeooo:paragraph-rsid="00d2155b"/>
    </style:style>
    <style:style style:name="P186" style:family="paragraph" style:parent-style-name="Text_20_body" style:list-style-name="L17">
      <style:text-properties officeooo:paragraph-rsid="00c3c69a"/>
    </style:style>
    <style:style style:name="P187" style:family="paragraph" style:parent-style-name="Text_20_body" style:list-style-name="L17">
      <style:text-properties officeooo:rsid="00c3c69a" officeooo:paragraph-rsid="00c3c69a"/>
    </style:style>
    <style:style style:name="P188" style:family="paragraph" style:parent-style-name="Text_20_body" style:list-style-name="L17">
      <style:text-properties officeooo:rsid="00f55dd9" officeooo:paragraph-rsid="00f55dd9"/>
    </style:style>
    <style:style style:name="P189" style:family="paragraph" style:parent-style-name="Text_20_body" style:list-style-name="L18">
      <style:text-properties officeooo:rsid="0060b909" officeooo:paragraph-rsid="0060b909"/>
    </style:style>
    <style:style style:name="P190" style:family="paragraph" style:parent-style-name="Text_20_body" style:list-style-name="L19">
      <style:text-properties officeooo:rsid="0092829f" officeooo:paragraph-rsid="0092829f"/>
    </style:style>
    <style:style style:name="P191" style:family="paragraph" style:parent-style-name="Text_20_body" style:list-style-name="L19">
      <style:text-properties officeooo:rsid="00937e12" officeooo:paragraph-rsid="00937e12"/>
    </style:style>
    <style:style style:name="P192" style:family="paragraph" style:parent-style-name="Text_20_body" style:list-style-name="L20">
      <style:text-properties officeooo:rsid="00937e12" officeooo:paragraph-rsid="00937e12"/>
    </style:style>
    <style:style style:name="P193" style:family="paragraph" style:parent-style-name="Text_20_body" style:list-style-name="L20">
      <style:text-properties officeooo:rsid="0094437f" officeooo:paragraph-rsid="0094437f"/>
    </style:style>
    <style:style style:name="P194" style:family="paragraph" style:parent-style-name="Text_20_body" style:list-style-name="L21">
      <style:text-properties officeooo:rsid="00946c6b" officeooo:paragraph-rsid="00946c6b"/>
    </style:style>
    <style:style style:name="P195" style:family="paragraph" style:parent-style-name="Text_20_body" style:list-style-name="L21">
      <style:text-properties officeooo:rsid="00a2dd8b" officeooo:paragraph-rsid="00946c6b"/>
    </style:style>
    <style:style style:name="P196" style:family="paragraph" style:parent-style-name="Text_20_body" style:list-style-name="L22">
      <style:text-properties officeooo:rsid="00cace97" officeooo:paragraph-rsid="00cace97"/>
    </style:style>
    <style:style style:name="P197" style:family="paragraph" style:parent-style-name="Text_20_body" style:list-style-name="L23">
      <style:text-properties officeooo:rsid="013a49d7" officeooo:paragraph-rsid="013c47f9"/>
    </style:style>
    <style:style style:name="P198" style:family="paragraph" style:parent-style-name="Text_20_body">
      <style:text-properties officeooo:rsid="0143d6ee" officeooo:paragraph-rsid="0143d6ee"/>
    </style:style>
    <style:style style:name="P199" style:family="paragraph" style:parent-style-name="Text_20_body">
      <style:text-properties officeooo:rsid="0145bbb7" officeooo:paragraph-rsid="0145bbb7"/>
    </style:style>
    <style:style style:name="P200" style:family="paragraph">
      <loext:graphic-properties draw:fill="bitmap" draw:fill-color="#ffffff" draw:fill-image-name="Empty"/>
      <style:paragraph-properties fo:text-align="center"/>
    </style:style>
    <style:style style:name="P201" style:family="paragraph">
      <style:paragraph-properties fo:text-align="center"/>
    </style:style>
    <style:style style:name="P202" style:family="paragraph">
      <loext:graphic-properties draw:fill-color="#ffffff"/>
      <style:paragraph-properties fo:text-align="center"/>
      <style:text-properties style:font-name="FreeSans" fo:font-size="24pt" style:font-size-asian="24pt" style:font-size-complex="24pt"/>
    </style:style>
    <style:style style:name="P203" style:family="paragraph">
      <loext:graphic-properties draw:fill="solid" draw:fill-color="#999999"/>
      <style:paragraph-properties fo:text-align="center"/>
    </style:style>
    <style:style style:name="P204" style:family="paragraph">
      <loext:graphic-properties draw:fill-color="#ffffff"/>
      <style:paragraph-properties fo:text-align="center"/>
      <style:text-properties fo:font-size="12pt"/>
    </style:style>
    <style:style style:name="P205" style:family="paragraph">
      <loext:graphic-properties draw:fill="solid" draw:fill-color="#111111"/>
      <style:paragraph-properties fo:text-align="center"/>
    </style:style>
    <style:style style:name="T1" style:family="text">
      <style:text-properties officeooo:rsid="013b6b95"/>
    </style:style>
    <style:style style:name="T2" style:family="text">
      <style:text-properties officeooo:rsid="0142c3d6"/>
    </style:style>
    <style:style style:name="T3" style:family="text">
      <style:text-properties officeooo:rsid="0074f711"/>
    </style:style>
    <style:style style:name="T4" style:family="text">
      <style:text-properties officeooo:rsid="011b9cca"/>
    </style:style>
    <style:style style:name="T5" style:family="text">
      <style:text-properties officeooo:rsid="01113f3f"/>
    </style:style>
    <style:style style:name="T6" style:family="text">
      <style:text-properties officeooo:rsid="01132847"/>
    </style:style>
    <style:style style:name="T7" style:family="text">
      <style:text-properties officeooo:rsid="0108db43"/>
    </style:style>
    <style:style style:name="T8" style:family="text">
      <style:text-properties officeooo:rsid="00fd8b32"/>
    </style:style>
    <style:style style:name="T9" style:family="text">
      <style:text-properties officeooo:rsid="0017e7ac"/>
    </style:style>
    <style:style style:name="T10" style:family="text">
      <style:text-properties officeooo:rsid="0019de66"/>
    </style:style>
    <style:style style:name="T11" style:family="text">
      <style:text-properties officeooo:rsid="001d7fb2"/>
    </style:style>
    <style:style style:name="T12" style:family="text">
      <style:text-properties officeooo:rsid="0025e6b6"/>
    </style:style>
    <style:style style:name="T13" style:family="text">
      <style:text-properties officeooo:rsid="002a917c"/>
    </style:style>
    <style:style style:name="T14" style:family="text">
      <style:text-properties officeooo:rsid="002aadc3"/>
    </style:style>
    <style:style style:name="T15" style:family="text">
      <style:text-properties officeooo:rsid="002e9472"/>
    </style:style>
    <style:style style:name="T16" style:family="text">
      <style:text-properties officeooo:rsid="00319e4a"/>
    </style:style>
    <style:style style:name="T17" style:family="text">
      <style:text-properties officeooo:rsid="003251fa"/>
    </style:style>
    <style:style style:name="T18" style:family="text">
      <style:text-properties officeooo:rsid="0033cd77"/>
    </style:style>
    <style:style style:name="T19" style:family="text">
      <style:text-properties officeooo:rsid="00367ba6"/>
    </style:style>
    <style:style style:name="T20" style:family="text">
      <style:text-properties officeooo:rsid="0036f407"/>
    </style:style>
    <style:style style:name="T21" style:family="text">
      <style:text-properties officeooo:rsid="0038a92b"/>
    </style:style>
    <style:style style:name="T22" style:family="text">
      <style:text-properties officeooo:rsid="0038f54b"/>
    </style:style>
    <style:style style:name="T23" style:family="text">
      <style:text-properties style:font-name="Liberation Serif1"/>
    </style:style>
    <style:style style:name="T24" style:family="text">
      <style:text-properties style:font-name="Liberation Serif1" officeooo:rsid="0086f220" style:font-name-asian="Liberation Serif1" style:font-name-complex="Liberation Serif1"/>
    </style:style>
    <style:style style:name="T25" style:family="text">
      <style:text-properties style:font-name="Liberation Serif1" officeooo:rsid="004e676f"/>
    </style:style>
    <style:style style:name="T26" style:family="text">
      <style:text-properties officeooo:rsid="003a4f65"/>
    </style:style>
    <style:style style:name="T27" style:family="text">
      <style:text-properties officeooo:rsid="003b6251"/>
    </style:style>
    <style:style style:name="T28" style:family="text">
      <style:text-properties officeooo:rsid="003d8467"/>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c7d9"/>
    </style:style>
    <style:style style:name="T118" style:family="text">
      <style:text-properties officeooo:rsid="00c2db31"/>
    </style:style>
    <style:style style:name="T119" style:family="text">
      <style:text-properties officeooo:rsid="00c3c69a"/>
    </style:style>
    <style:style style:name="T120" style:family="text">
      <style:text-properties officeooo:rsid="00c5c431"/>
    </style:style>
    <style:style style:name="T121" style:family="text">
      <style:text-properties officeooo:rsid="00c83f98"/>
    </style:style>
    <style:style style:name="T122" style:family="text">
      <style:text-properties officeooo:rsid="00c8cfa1"/>
    </style:style>
    <style:style style:name="T123" style:family="text">
      <style:text-properties officeooo:rsid="00cceefe"/>
    </style:style>
    <style:style style:name="T124" style:family="text">
      <style:text-properties officeooo:rsid="00cd20e2"/>
    </style:style>
    <style:style style:name="T125" style:family="text">
      <style:text-properties officeooo:rsid="00ce9ba1"/>
    </style:style>
    <style:style style:name="T126" style:family="text">
      <style:text-properties officeooo:rsid="00d0d2fd"/>
    </style:style>
    <style:style style:name="T127" style:family="text">
      <style:text-properties officeooo:rsid="00d2155b"/>
    </style:style>
    <style:style style:name="T128" style:family="text">
      <style:text-properties officeooo:rsid="00d3b842"/>
    </style:style>
    <style:style style:name="T129" style:family="text">
      <style:text-properties officeooo:rsid="00d7cb72"/>
    </style:style>
    <style:style style:name="T130" style:family="text">
      <style:text-properties officeooo:rsid="00d8bed9"/>
    </style:style>
    <style:style style:name="T131" style:family="text">
      <style:text-properties officeooo:rsid="00dbe7ca"/>
    </style:style>
    <style:style style:name="T132" style:family="text">
      <style:text-properties officeooo:rsid="00e33b5f"/>
    </style:style>
    <style:style style:name="T133" style:family="text">
      <style:text-properties officeooo:rsid="00e531fc"/>
    </style:style>
    <style:style style:name="T134" style:family="text">
      <style:text-properties officeooo:rsid="00e60d6b"/>
    </style:style>
    <style:style style:name="T135" style:family="text">
      <style:text-properties officeooo:rsid="00e75020"/>
    </style:style>
    <style:style style:name="T136" style:family="text">
      <style:text-properties officeooo:rsid="00ec14b4"/>
    </style:style>
    <style:style style:name="T137" style:family="text">
      <style:text-properties officeooo:rsid="00edce2d"/>
    </style:style>
    <style:style style:name="T138" style:family="text">
      <style:text-properties officeooo:rsid="00ede551"/>
    </style:style>
    <style:style style:name="T139" style:family="text">
      <style:text-properties officeooo:rsid="00f1a6b8"/>
    </style:style>
    <style:style style:name="T140" style:family="text">
      <style:text-properties officeooo:rsid="00f5df40"/>
    </style:style>
    <style:style style:name="T141" style:family="text">
      <style:text-properties officeooo:rsid="00f6730b"/>
    </style:style>
    <style:style style:name="T142" style:family="text">
      <style:text-properties officeooo:rsid="00fa3d55"/>
    </style:style>
    <style:style style:name="T143" style:family="text">
      <style:text-properties officeooo:rsid="00fc0c1a"/>
    </style:style>
    <style:style style:name="T144" style:family="text">
      <style:text-properties officeooo:rsid="00ff27fb"/>
    </style:style>
    <style:style style:name="T145" style:family="text">
      <style:text-properties officeooo:rsid="000f88f6"/>
    </style:style>
    <style:style style:name="T146" style:family="text">
      <style:text-properties officeooo:rsid="00ffe008"/>
    </style:style>
    <style:style style:name="T147" style:family="text">
      <style:text-properties officeooo:rsid="01016b74"/>
    </style:style>
    <style:style style:name="T148" style:family="text">
      <style:text-properties officeooo:rsid="0102a1f2"/>
    </style:style>
    <style:style style:name="T149" style:family="text">
      <style:text-properties officeooo:rsid="0104a649"/>
    </style:style>
    <style:style style:name="T150" style:family="text">
      <style:text-properties officeooo:rsid="01073ce7"/>
    </style:style>
    <style:style style:name="T151" style:family="text">
      <style:text-properties officeooo:rsid="0107dd15"/>
    </style:style>
    <style:style style:name="T152" style:family="text">
      <style:text-properties officeooo:rsid="01098d17"/>
    </style:style>
    <style:style style:name="T153" style:family="text">
      <style:text-properties officeooo:rsid="010b79c4"/>
    </style:style>
    <style:style style:name="T154" style:family="text">
      <style:text-properties officeooo:rsid="010c8d44"/>
    </style:style>
    <style:style style:name="T155" style:family="text">
      <style:text-properties officeooo:rsid="010dcb63"/>
    </style:style>
    <style:style style:name="T156" style:family="text">
      <style:text-properties officeooo:rsid="0111171b"/>
    </style:style>
    <style:style style:name="T157" style:family="text">
      <style:text-properties officeooo:rsid="01123e31"/>
    </style:style>
    <style:style style:name="T158" style:family="text">
      <style:text-properties officeooo:rsid="0112c911"/>
    </style:style>
    <style:style style:name="T159" style:family="text">
      <style:text-properties officeooo:rsid="0112dacc"/>
    </style:style>
    <style:style style:name="T160" style:family="text">
      <style:text-properties officeooo:rsid="0114e5b3"/>
    </style:style>
    <style:style style:name="T161" style:family="text">
      <style:text-properties officeooo:rsid="0115778a"/>
    </style:style>
    <style:style style:name="T162" style:family="text">
      <style:text-properties officeooo:rsid="01160c9d"/>
    </style:style>
    <style:style style:name="T163" style:family="text">
      <style:text-properties officeooo:rsid="01177a6b"/>
    </style:style>
    <style:style style:name="T164" style:family="text">
      <style:text-properties officeooo:rsid="0118d1e2"/>
    </style:style>
    <style:style style:name="T165" style:family="text">
      <style:text-properties officeooo:rsid="011a7fdb"/>
    </style:style>
    <style:style style:name="T166" style:family="text">
      <style:text-properties officeooo:rsid="011d0e76"/>
    </style:style>
    <style:style style:name="T167" style:family="text">
      <style:text-properties officeooo:rsid="011e928a"/>
    </style:style>
    <style:style style:name="T168" style:family="text">
      <style:text-properties officeooo:rsid="011ffcbb"/>
    </style:style>
    <style:style style:name="T169" style:family="text">
      <style:text-properties officeooo:rsid="0121c299"/>
    </style:style>
    <style:style style:name="T170" style:family="text">
      <style:text-properties officeooo:rsid="01242b2f"/>
    </style:style>
    <style:style style:name="T171" style:family="text">
      <style:text-properties officeooo:rsid="0124df01"/>
    </style:style>
    <style:style style:name="T172" style:family="text">
      <style:text-properties officeooo:rsid="0126da57"/>
    </style:style>
    <style:style style:name="T173" style:family="text">
      <style:text-properties officeooo:rsid="0128130e"/>
    </style:style>
    <style:style style:name="T174" style:family="text">
      <style:text-properties officeooo:rsid="012a6975"/>
    </style:style>
    <style:style style:name="T175" style:family="text">
      <style:text-properties officeooo:rsid="012b1d4b"/>
    </style:style>
    <style:style style:name="T176" style:family="text">
      <style:text-properties officeooo:rsid="012c5950"/>
    </style:style>
    <style:style style:name="T177" style:family="text">
      <style:text-properties officeooo:rsid="012dbc14"/>
    </style:style>
    <style:style style:name="T178" style:family="text">
      <style:text-properties officeooo:rsid="0134a0c2"/>
    </style:style>
    <style:style style:name="T179" style:family="text">
      <style:text-properties officeooo:rsid="01351b9d"/>
    </style:style>
    <style:style style:name="T180" style:family="text">
      <style:text-properties officeooo:rsid="01362ef4"/>
    </style:style>
    <style:style style:name="T181" style:family="text">
      <style:text-properties officeooo:rsid="01382cbe"/>
    </style:style>
    <style:style style:name="T182" style:family="text">
      <style:text-properties officeooo:rsid="0138877f"/>
    </style:style>
    <style:style style:name="T183" style:family="text">
      <style:text-properties officeooo:rsid="013a49d7"/>
    </style:style>
    <style:style style:name="T184" style:family="text">
      <style:text-properties officeooo:rsid="013c47f9"/>
    </style:style>
    <style:style style:name="T185" style:family="text">
      <style:text-properties officeooo:rsid="013e258a"/>
    </style:style>
    <style:style style:name="T186" style:family="text">
      <style:text-properties officeooo:rsid="013f7d28"/>
    </style:style>
    <style:style style:name="T187" style:family="text">
      <style:text-properties officeooo:rsid="01413423"/>
    </style:style>
    <style:style style:name="T188" style:family="text">
      <style:text-properties officeooo:rsid="0143d6ee"/>
    </style:style>
    <style:style style:name="T189" style:family="text">
      <style:text-properties officeooo:rsid="0145bbb7"/>
    </style:style>
    <style:style style:name="T190"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ShowControl: Sound Effects Player overview</text:h>
      <text:p text:style-name="P94">Sound Effects Player is a component of ShowControl, which is a set of programs intended to provide computer assistance to a stage performance. <text:s/>Sound Effects Player plays the sound effects for the performance.</text:p>
      <text:h text:style-name="P108" text:outline-level="2">Who Uses it?</text:h>
      <text:p text:style-name="P5">There are <text:span text:style-name="T122">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2">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P108" text:outline-level="2">What must it do?</text:h>
      <text:p text:style-name="P25">The sound effects player will</text:p>
      <text:list xml:id="list7022278639676259949" text:style-name="L1">
        <text:list-item>
          <text:p text:style-name="P118">be able to make the sound of a ringing telephone,</text:p>
        </text:list-item>
        <text:list-item>
          <text:p text:style-name="P118">be able to sequence a play as complex as The Passion of Dracula, and as simple as Oklahoma,</text:p>
        </text:list-item>
        <text:list-item>
          <text:p text:style-name="P118">Be able to be operated by a sound effects operator with little previous experience,</text:p>
        </text:list-item>
        <text:list-item>
          <text:p text:style-name="P119">Be able to be operated from a remote station, and</text:p>
        </text:list-item>
        <text:list-item>
          <text:p text:style-name="P120">Require only a modest computer.</text:p>
        </text:list-item>
      </text:list>
      <text:p text:style-name="P29">In addition, one thing that has always annoyed me in a human interface is that the meaning of a button can change just as I am about to push it, with the result that it does something other than what I intended. <text:s/>This design avoids that.</text:p>
      <text:h text:style-name="P109" text:outline-level="2">Design Overview</text:h>
      <text:p text:style-name="P25">This design has a flexible <text:span text:style-name="T174">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8">gstreamer </text:span>WAV file parser.</text:p>
      <text:p text:style-name="P25">In addition, for all but the simplest shows the sound designer prepares a collection of sequence items for the <text:span text:style-name="T174">internal </text:span>sequencer. <text:s/>I will describe the <text:span text:style-name="T174">internal </text:span>sequencer after describing <text:span text:style-name="T77">the gstreamer</text:span> plug-in <text:span text:style-name="T77">on which it is based, but first I will describe the cluster.</text:span></text:p>
      <text:h text:style-name="P110" text:outline-level="2">The Cluster</text:h>
      <text:p text:style-name="P49">From the point of view of the sound effects operator<text:span text:style-name="T174">s</text:span> and <text:span text:style-name="T174">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50"><draw:frame draw:style-name="fr1" draw:name="Frame1" text:anchor-type="paragraph" svg:x="0in" svg:y="0in" svg:width="7in" draw:z-index="4"><draw:text-box fo:min-height="3.1902in"><text:p text:style-name="P96"><draw:rect text:anchor-type="paragraph" draw:z-index="5" draw:name="cluster" draw:style-name="gr1" draw:text-style-name="P200" svg:width="3.0004in" svg:height="3.0004in" svg:x="2in" svg:y="0in"><text:p/></draw:rect><draw:rect text:anchor-type="paragraph" draw:z-index="6" draw:style-name="gr2" draw:text-style-name="P202" svg:width="2.5004in" svg:height="0.5004in" svg:x="2.25in" svg:y="0.25in"><text:p text:style-name="P201"><text:span text:style-name="T190">Na</text:span><text:span text:style-name="T190">me </text:span><text:span text:style-name="T190">of </text:span><text:span text:style-name="T190">Sou</text:span><text:span text:style-name="T190">nd</text:span></text:p></draw:rect><draw:rect text:anchor-type="paragraph" draw:z-index="7" draw:style-name="gr2" draw:text-style-name="P202" svg:width="1.0004in" svg:height="0.7504in" svg:x="3.75in" svg:y="1in"><text:p text:style-name="P201"><text:span text:style-name="T190">Star</text:span><text:span text:style-name="T190">t</text:span></text:p></draw:rect><draw:rect text:anchor-type="paragraph" draw:z-index="8" draw:style-name="gr2" draw:text-style-name="P202" svg:width="1.0004in" svg:height="0.7504in" svg:x="3.75in" svg:y="2in"><text:p text:style-name="P201"><text:span text:style-name="T190">Stop</text:span></text:p></draw:rect><draw:rect text:anchor-type="paragraph" draw:z-index="9" draw:style-name="gr2" draw:text-style-name="P202" svg:width="1.2504in" svg:height="0.5004in" svg:x="2.25in" svg:y="1in"><text:p text:style-name="P201"><text:span text:style-name="T190">read</text:span><text:span text:style-name="T190">out</text:span></text:p></draw:rect><draw:circle text:anchor-type="paragraph" draw:z-index="10" draw:style-name="gr3" draw:text-style-name="P203" svg:width="1.1303in" svg:height="1.1303in" svg:x="2.25in" svg:y="1.65in"><text:p/></draw:circle><draw:circle text:anchor-type="paragraph" draw:z-index="11" draw:style-name="gr4" draw:text-style-name="P204" svg:width="0.7524in" svg:height="0.7524in" svg:x="2.4374in" svg:y="1.8437in"><text:p/></draw:circle><draw:circle text:anchor-type="paragraph" draw:z-index="12" draw:style-name="gr5" draw:text-style-name="P205"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4">s</text:span> choos<text:span text:style-name="T174">e</text:span> between them by pressing the dial as though it were a button. <text:s/>The text above the dial shows either the current volume as a number or the current pan as R number, L number or Centered. <text:s/>The sound effects operator<text:span text:style-name="T174">s</text:span> control the starting and stopping of the sound using the Start and Stop buttons.</text:p>
      <text:h text:style-name="Heading_20_2" text:outline-level="2"><text:soft-page-break/>The Gstreamer plug-in<text:span text:style-name="T6">s</text:span></text:h>
      <text:p text:style-name="P4"><text:span text:style-name="T131">The </text:span>sound effects player <text:span text:style-name="T131">includes</text:span> <text:span text:style-name="T6">two custom </text:span>gstreamer plug-in<text:span text:style-name="T6">s</text:span> <text:span text:style-name="T131">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6">It </text:span>has four <text:span text:style-name="T184">stages</text:span>: attack, decay, sustain and release. <text:s/>It is described by <text:span text:style-name="T68">six</text:span> numbers: </text:p>
      <text:list xml:id="list6494099403091182995" text:style-name="L2">
        <text:list-item>
          <text:p text:style-name="P121">the attack <text:span text:style-name="T6">duration</text:span> time, </text:p>
        </text:list-item>
        <text:list-item>
          <text:p text:style-name="P121">the attack level, </text:p>
        </text:list-item>
        <text:list-item>
          <text:p text:style-name="P121">the decay <text:span text:style-name="T6">duration </text:span>time, </text:p>
        </text:list-item>
        <text:list-item>
          <text:p text:style-name="P121">the sustain level, </text:p>
        </text:list-item>
        <text:list-item>
          <text:p text:style-name="P121">the release start time and </text:p>
        </text:list-item>
        <text:list-item>
          <text:p text:style-name="P121">the release duration time. <text:s/></text:p>
        </text:list-item>
      </text:list>
      <text:p text:style-name="P6">Note that the release start time can be modified by an external action <text:span text:style-name="T157">or reaching the end of the WAV file </text:span>while the sound effect is playing, so the release start time specified by the sound designer is its initial value. <text:s/><text:span text:style-name="T174">In addition, th</text:span>e release duration time can be infinite.</text:p>
      <text:p text:style-name="P6">Internally, </text:p>
      <text:list xml:id="list4694862670843513983" text:style-name="L3">
        <text:list-item>
          <text:p text:style-name="P122">times are measured in <text:span text:style-name="T152">nanoseconds</text:span>, </text:p>
        </text:list-item>
        <text:list-item>
          <text:p text:style-name="P122"><text:span text:style-name="T152">volume </text:span>levels are 0.0 for silence and <text:span text:style-name="T152">1</text:span>.0 for full scale, and </text:p>
        </text:list-item>
        <text:list-item>
          <text:p text:style-name="P122">pan values are 0 for center, -1.0 for full left and +1.0 for full right. </text:p>
        </text:list-item>
      </text:list>
      <text:p text:style-name="P83"><text:span text:style-name="T145">These parameters are all specified by the sound effects designer when creating a sample. <text:s/>When displayed, times are shown in seconds with four decimal places, and levels as 0 to 100%. <text:s/>When the release duration time is infinite it is shown as </text:span><text:span text:style-name="T24">∞</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5">some of which are used elsewhere in the gstreamer pipeline, or in the application:</text:span></text:p>
      <text:list xml:id="list3217537624624755342" text:style-name="L4">
        <text:list-item>
          <text:p text:style-name="P123">the loop from time, </text:p>
        </text:list-item>
        <text:list-item>
          <text:p text:style-name="P123">the loop to time, </text:p>
        </text:list-item>
        <text:list-item>
          <text:p text:style-name="P123"><text:soft-page-break/>the loop limit value, </text:p>
        </text:list-item>
        <text:list-item>
          <text:p text:style-name="P124">the starting position,</text:p>
        </text:list-item>
        <text:list-item>
          <text:p text:style-name="P127">the maximum duration time,</text:p>
        </text:list-item>
        <text:list-item>
          <text:p text:style-name="P123">the <text:span text:style-name="T52">designer's</text:span> volume level,</text:p>
        </text:list-item>
        <text:list-item>
          <text:p text:style-name="P128">the designer's pan value: <text:span text:style-name="T123">C</text:span>enter, <text:span text:style-name="T123">L</text:span>eft 1 to <text:span text:style-name="T123">100</text:span> or <text:span text:style-name="T123">R</text:span>ight 1 to <text:span text:style-name="T123">100</text:span>,</text:p>
        </text:list-item>
        <text:list-item>
          <text:p text:style-name="P129">the name of the sound effect, and</text:p>
        </text:list-item>
        <text:list-item>
          <text:p text:style-name="P130">the sound effect's MIDI program number, MIDI note number, OSC name <text:span text:style-name="T120">and function key.</text:span></text:p>
        </text:list-item>
      </text:list>
      <text:p text:style-name="P89">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7">Other variables mentioned below are <text:span text:style-name="T66">initialized</text:span> when the sound effect is triggered. <text:s/>The algorithm for computing the amplitude of each channel of a sound effect at each time step is described here in several stages, <text:span text:style-name="T6">for clarity of exposition.</text:span> <text:s/>The algorithm is performed independently for each channel in its source, and passes the same number of <text:span text:style-name="T144">channels</text:span> to the next stage. <text:s/></text:p>
      <text:p text:style-name="P27">When a sound effect is triggered, the following local variables are set:</text:p>
      <text:list xml:id="list7296695625108426394" text:style-name="L5">
        <text:list-item>
          <text:p text:style-name="P131">current time and the loop counter are set to 0,</text:p>
        </text:list-item>
        <text:list-item>
          <text:p text:style-name="P125">the current position is set to the starting position,</text:p>
        </text:list-item>
        <text:list-item>
          <text:p text:style-name="P132">The operator's volume level is set to <text:span text:style-name="T152">100% (internally 1.0)</text:span>,</text:p>
        </text:list-item>
        <text:list-item>
          <text:p text:style-name="P134">The operator's pan value is set to Center <text:span text:style-name="T152">(internally 0.0)</text:span>,</text:p>
        </text:list-item>
        <text:list-item>
          <text:p text:style-name="P131">the releasing condition is set to false,</text:p>
        </text:list-item>
        <text:list-item>
          <text:p text:style-name="P135">the end of input condition is set to false,</text:p>
        </text:list-item>
        <text:list-item>
          <text:p text:style-name="P137">the paus<text:span text:style-name="T108">ing</text:span> condition is set to false.</text:p>
        </text:list-item>
        <text:list-item>
          <text:p text:style-name="P131">The looping condition is set to true if the loop from time is not equal to the loop to time; otherwise it is set to false.</text:p>
        </text:list-item>
      </text:list>
      <text:h text:style-name="Heading_20_3" text:outline-level="3">Loo<text:span text:style-name="T15">per Element</text:span></text:h>
      <text:p text:style-name="P73">The looper <text:span text:style-name="T168">element </text:span>sinks data from <text:span text:style-name="T168">a</text:span> WAV file parser. <text:s/>It accepts audio/x-raw sound samples in <text:span text:style-name="T186">U8 (8-bit unsigned), S8 (8-bit signed), S16LE (16-bit signed), S32 (32-bit signed), </text:span>F32LE <text:span text:style-name="T186">(32-bit floating point) </text:span>or F64LE <text:span text:style-name="T186">(64-bit floating point) </text:span>format. <text:s/>It has these parameters: loop-to, loop-from, loop-limit, <text:soft-page-break/>max-duration, <text:span text:style-name="T166">start position</text:span> <text:span text:style-name="T4">and autostart</text:span>. <text:s/>During preroll it copies all of the upstream data, up to max-duration, into its memory. <text:s/><text:span text:style-name="T168">It then sends silence downstream until it receives a Start message, whereupon it begins to pass its buffered data</text:span> downstream, <text:span text:style-name="T166">beginning at the start position</text:span>. <text:s/>As it passes <text:span text:style-name="T168">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8">s</text:span> <text:span text:style-name="T168">a R</text:span>elease <text:span text:style-name="T166">message</text:span> it stops looping. <text:s/>When it hits the end of its data <text:span text:style-name="T4">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8">The looper also processes pause and continue <text:span text:style-name="T4">messages</text:span>. <text:s/>These set and clear the pausing condition. <text:s/>When the pausing condition is true, the looper outputs silence and does not advance in its buffer, but continues to count time.</text:p>
      <text:p text:style-name="P79">To shut down the gstreamer pipeline cleanly, the looper element accepts a Shutdown message, which causes it to send End of Stream (EOS) and stop sending data.</text:p>
      <text:p text:style-name="P70">The output of the looper is constrained to have the same data type as its input. <text:s/><text:span text:style-name="T4">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98" text:outline-level="3">Envelope <text:span text:style-name="T168">Filter</text:span></text:h>
      <text:p text:style-name="P75"><text:span text:style-name="T4">Envelope processing starts with the attack stage upon receipt of the Start message. <text:s/>Once envelope processing is started, a</text:span>t each time step, <text:span text:style-name="T168">the envelope filter computes the volume as follows</text:span>:</text:p>
      <text:list xml:id="list7187134020748037365" text:style-name="L6">
        <text:list-item>
          <text:p text:style-name="P139"><text:span text:style-name="T11">If the current time is less than the attack time, set the volume to <text:s/></text:span><text:span text:style-name="T11"><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1">. <text:s/></text:span></text:p>
        </text:list-item>
        <text:list-item>
          <text:p text:style-name="P139"><text:span text:style-name="T11">The attack is complete when current time reaches attack time, so if current time is greater than or equal to attack time but less than attack time + decay time, instead set the volume to </text:span><text:span text:style-name="T11"><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1">+</text:span><text:span text:style-name="T11"><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1">. <text:s/></text:span></text:p>
        </text:list-item>
        <text:list-item>
          <text:p text:style-name="P140"><text:span text:style-name="T11">The decay is complete when the current time reaches attack time + decay time, so if current time is greater than or equal to attack time + decay time, instead set the volume to </text:span><text:span text:style-name="T11"><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1">.</text:span></text:p>
        </text:list-item>
        <text:list-item>
          <text:p text:style-name="P142"><text:soft-page-break/>If the current time reaches release start time and the releasing condition is not true, </text:p>
          <text:list>
            <text:list-item>
              <text:p text:style-name="P142">set the releasing condition to true,</text:p>
            </text:list-item>
            <text:list-item>
              <text:p text:style-name="P142">remember the <text:span text:style-name="T161">last </text:span>volume <text:span text:style-name="T161">value</text:span>, which is probably sustain level, <text:span text:style-name="T4">and</text:span></text:p>
            </text:list-item>
            <text:list-item>
              <text:p text:style-name="P143">send a message to the application telling it that the sound has <text:span text:style-name="T178">started the release stage of its amplitude envelope</text:span>.</text:p>
            </text:list-item>
          </text:list>
        </text:list-item>
        <text:list-item>
          <text:p text:style-name="P141">If the releasing condition is true, we are in the release stage of the envelope, <text:span text:style-name="T68">so do the following:</text:span></text:p>
        </text:list-item>
      </text:list>
      <text:list xml:id="list1877841412384404817" text:style-name="L7">
        <text:list-item>
          <text:list>
            <text:list-item>
              <text:p text:style-name="P136">If the release duration time is infinite and <text:span text:style-name="T160">we have received an EOS or Complete message from upstream, </text:span>the processing of this sound effect is complete. <text:s/><text:span text:style-name="T166">The volume is 0.0.</text:span></text:p>
            </text:list-item>
            <text:list-item>
              <text:p text:style-name="P144">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0">The volume is 0.0.</text:span></text:p>
            </text:list-item>
            <text:list-item>
              <text:p text:style-name="P146">If the release duration time is infinite, <text:span text:style-name="T160">use the volume setting we remembered when release started.</text:span></text:p>
            </text:list-item>
            <text:list-item>
              <text:p text:style-name="P145"><text:span text:style-name="T15">Otherwise compute the volume setting as the volume setting we remembered when release started multiplied by</text:span><text:span text:style-name="T15"><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5">unless release duration time is 0, in which case set the volume to 0.0.</text:span></text:p>
            </text:list-item>
          </text:list>
        </text:list-item>
      </text:list>
      <text:p text:style-name="P76"><text:span text:style-name="T166">After computing the volume based on the envelope as described above, the volume is further multiplied by <text:s/></text:span><text:span text:style-name="T166"><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6">. If the sound was triggered by a Note On MIDI event, it is additionally multiplied by </text:span><text:span text:style-name="T166"><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6">.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90">After <text:span text:style-name="T161">envelope</text:span> processing is complete the <text:span text:style-name="T161">sound is</text:span> <text:span text:style-name="T157">presented on the bin's source pad as</text:span> audio/x-raw, format F64LE or F32LE. <text:s/><text:span text:style-name="T161">The format of the source pad will match the format negotiated for the sink pad.</text:span></text:p>
      <text:p text:style-name="P89">When the envelope has finished, the application is sent a completed message and silence is sent until the sound effect is restarted.</text:p>
      <text:h text:style-name="Heading_20_3" text:outline-level="3"><text:soft-page-break/>Other Elements</text:h>
      <text:p text:style-name="P47">The operator's volume level, <text:span text:style-name="T157">the operator's pan value</text:span> <text:span text:style-name="T124">and the pausing condition are</text:span> controlled by the sound effects operator during the performance <text:span text:style-name="T166">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4">The sound effects operator can <text:span text:style-name="T166">also</text:span> use a function key as a convenient way to trigger the sound.</text:p>
      <text:h text:style-name="Heading_20_3" text:outline-level="3">Note Off</text:h>
      <text:p text:style-name="Text_20_body">If the sound was triggered by a Note On MIDI event, a corresponding Note Off <text:span text:style-name="T9">initiates the release of the sound by sending a Release message to the looper and envelope elements. <text:s/>The release process</text:span></text:p>
      <text:list xml:id="list4731489589495896490" text:style-name="L8">
        <text:list-item>
          <text:p text:style-name="P147">sets the release condition to true, </text:p>
        </text:list-item>
        <text:list-item>
          <text:p text:style-name="P148">sets the release start time to the current time,</text:p>
        </text:list-item>
        <text:list-item>
          <text:p text:style-name="P149">remembers the most recent volume value, <text:span text:style-name="T179">and</text:span></text:p>
        </text:list-item>
        <text:list-item>
          <text:p text:style-name="P149">terminates any looping,</text:p>
        </text:list-item>
      </text:list>
      <text:p text:style-name="P91">If the sound was triggered by pressing <text:span text:style-name="T169">the</text:span> start button on <text:span text:style-name="T169">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2">The sound designer can specify actions to take when the release starts and when the sound terminates.</text:p>
      <text:h text:style-name="Heading_20_3" text:outline-level="3">Defaults</text:h>
      <text:p text:style-name="P10">There are default values for <text:span text:style-name="T167">the parameters of a sound</text:span>:</text:p>
      <text:list xml:id="list4766227552121067584" text:style-name="L9">
        <text:list-item>
          <text:p text:style-name="P150">attack <text:span text:style-name="T161">duration </text:span>time defaults to 0,</text:p>
        </text:list-item>
        <text:list-item>
          <text:p text:style-name="P150">attack level defaults to <text:span text:style-name="T153">1</text:span>.<text:span text:style-name="T110">0,</text:span></text:p>
        </text:list-item>
        <text:list-item>
          <text:p text:style-name="P150">decay <text:span text:style-name="T161">duration </text:span>time defaults to 0,</text:p>
        </text:list-item>
        <text:list-item>
          <text:p text:style-name="P150">sustain level defaults to <text:span text:style-name="T153">1</text:span>.<text:span text:style-name="T110">0,</text:span></text:p>
        </text:list-item>
        <text:list-item>
          <text:p text:style-name="P150">release <text:span text:style-name="T16">start </text:span>time defaults to 0,</text:p>
        </text:list-item>
        <text:list-item>
          <text:p text:style-name="P150"><text:soft-page-break/>release <text:span text:style-name="T68">duration </text:span>time defaults to 0,</text:p>
        </text:list-item>
        <text:list-item>
          <text:p text:style-name="P150">loop from time defaults to 0,</text:p>
        </text:list-item>
        <text:list-item>
          <text:p text:style-name="P150">loop to time defaults to 0,</text:p>
        </text:list-item>
        <text:list-item>
          <text:p text:style-name="P150">loop limit value defaults to 0,</text:p>
        </text:list-item>
        <text:list-item>
          <text:p text:style-name="P126">the starting position defaults to 0,</text:p>
        </text:list-item>
        <text:list-item>
          <text:p text:style-name="P152">the max duration defaults to unlimited,</text:p>
        </text:list-item>
        <text:list-item>
          <text:p text:style-name="P151"><text:span text:style-name="T53">the sound designer's </text:span>volume level defaults to <text:span text:style-name="T153">1</text:span>.<text:span text:style-name="T110">0</text:span>, </text:p>
        </text:list-item>
        <text:list-item>
          <text:p text:style-name="P154">the sound designer's pan value defaults to Center, and</text:p>
        </text:list-item>
        <text:list-item>
          <text:p text:style-name="P155">the MIDI program number, MIDI note number, OSC name <text:span text:style-name="T120">and function key </text:span>default to unspecified.</text:p>
        </text:list-item>
      </text:list>
      <text:p text:style-name="P35">The result of <text:span text:style-name="T29">using </text:span>these defaults is that a <text:span text:style-name="T10">sound effect</text:span> will simply play once <text:span text:style-name="T184">with no volume adjustments when </text:span>triggered. <text:s/><text:span text:style-name="T10">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1">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5">volume </text:span>parameter of the Start Sound sequence item, <text:span text:style-name="T110">or the velocity of the Note On MIDI message from an external sequencer,</text:span> to attenuate other instances.</text:p>
      <text:p text:style-name="P77">The starting position <text:span text:style-name="T144">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6">Another common situation is wishing to play a dance number starting at a specified time.</text:span></text:p>
      <text:p text:style-name="P80">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oft-page-break/><text:span text:style-name="T17">Internal </text:span>Sequencer</text:h>
      <text:p text:style-name="P28">The <text:span text:style-name="T20">internal </text:span>sequencer <text:span text:style-name="T12">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0">The internal sequencer holds a list of sequence items. <text:s/>A sequence item does one of these things:</text:p>
      <text:list xml:id="list4612127131052736473" text:style-name="L10">
        <text:list-item>
          <text:p text:style-name="P157">Start <text:span text:style-name="T132">Sound: begin playing </text:span>a sound effect. <text:s/>The data in the item contains</text:p>
          <text:list>
            <text:list-item>
              <text:p text:style-name="P156"><text:span text:style-name="T30">the name of</text:span> the <text:span text:style-name="T17">sound effect</text:span>, </text:p>
            </text:list-item>
            <text:list-item>
              <text:p text:style-name="P158">the tag for this sound effect,</text:p>
            </text:list-item>
            <text:list-item>
              <text:p text:style-name="P158">a flag called Use External Velocity, which is 1 if the velocity of an external MIDI Note On message it to be used</text:p>
            </text:list-item>
            <text:list-item>
              <text:p text:style-name="P133">The program number, bank number and cluster number in which to display this sound,</text:p>
            </text:list-item>
            <text:list-item>
              <text:p text:style-name="P159">the name of the sequence item to execute when this sound effect completes,</text:p>
            </text:list-item>
            <text:list-item>
              <text:p text:style-name="P160">the name of the sequence item to execute when this sound effect is terminated, </text:p>
            </text:list-item>
            <text:list-item>
              <text:p text:style-name="P161">The name of the sequence item to execute when this sound effect starts,</text:p>
            </text:list-item>
            <text:list-item>
              <text:p text:style-name="P153">The name of the sequence item to execute when the sound enters the release segment of its amplitude envelope, <text:span text:style-name="T188">unless the sound was released by an external signal,</text:span></text:p>
            </text:list-item>
            <text:list-item>
              <text:p text:style-name="P163">the importance of this sound for the sound effects operator,</text:p>
            </text:list-item>
            <text:list-item>
              <text:p text:style-name="P138">The Q_number, which is a list of numbers separated by periods used by MIDI Show Control, and</text:p>
            </text:list-item>
            <text:list-item>
              <text:p text:style-name="P156"><text:s/>text to display to the operator <text:span text:style-name="T53">in the cluster.</text:span></text:p>
            </text:list-item>
          </text:list>
        </text:list-item>
        <text:list-item>
          <text:p text:style-name="P157">Stop <text:span text:style-name="T189">Sound</text:span>: <text:span text:style-name="T132">cease playing</text:span> a sound effect. <text:s/>The data in the item contains</text:p>
          <text:list>
            <text:list-item>
              <text:p text:style-name="P156"><text:span text:style-name="T30">the tag of</text:span> the sequence item that started <text:span text:style-name="T17">the sound effect, and</text:span></text:p>
            </text:list-item>
            <text:list-item>
              <text:p text:style-name="P156"><text:span text:style-name="T30">the </text:span>sequence item to execute next.</text:p>
            </text:list-item>
          </text:list>
        </text:list-item>
        <text:list-item>
          <text:p text:style-name="P156">Wait: <text:span text:style-name="T132">pause this fork of the sequencer</text:span> <text:span text:style-name="T132">for </text:span>a specified length of time. <text:s/>The data in the item contains </text:p>
          <text:list>
            <text:list-item>
              <text:p text:style-name="P156">the time to wait,</text:p>
            </text:list-item>
            <text:list-item>
              <text:p text:style-name="P156"><text:span text:style-name="T30">the sequence item to execute after the specified time has passed,</text:span> </text:p>
            </text:list-item>
            <text:list-item>
              <text:p text:style-name="P156"><text:soft-page-break/>text to display to the operator <text:span text:style-name="T53">while we are waiting, and</text:span></text:p>
            </text:list-item>
            <text:list-item>
              <text:p text:style-name="P164">the sequence item to execute next.</text:p>
            </text:list-item>
          </text:list>
        </text:list-item>
        <text:list-item>
          <text:p text:style-name="P165">Offer Sound: define what one of the sound <text:span text:style-name="T52">clusters</text:span> does. <text:s/>The data in the item contains</text:p>
          <text:list>
            <text:list-item>
              <text:p text:style-name="P165">The name of the sequence item to execute when the operator pushes the <text:span text:style-name="T52">start button in the cluster,</text:span> </text:p>
            </text:list-item>
            <text:list-item>
              <text:p text:style-name="P158">the tag for this offering,</text:p>
            </text:list-item>
            <text:list-item>
              <text:p text:style-name="P165">the <text:span text:style-name="T52">program number (0-127), bank number (0-7) and cluster </text:span>number <text:span text:style-name="T52">(0-15)</text:span> of the <text:span text:style-name="T52">cluster,</text:span></text:p>
            </text:list-item>
            <text:list-item>
              <text:p text:style-name="P166">the MIDI program number and note number from an external sequencer which causes the named sequencer item to be executed,</text:p>
            </text:list-item>
            <text:list-item>
              <text:p text:style-name="P166">the OSC name which cause<text:span text:style-name="T69">s</text:span> the named sequence item to be executed,</text:p>
            </text:list-item>
            <text:list-item>
              <text:p text:style-name="P138">The Q_number, which is a list of numbers separated by periods used by MIDI Show Control <text:span text:style-name="T132">to execute the named sequence item using the Go command</text:span>,</text:p>
            </text:list-item>
            <text:list-item>
              <text:p text:style-name="P167">The macro number, a value from 0 to 127 which is used by MIDI Show Control <text:span text:style-name="T132">to execute the named sequence item using the Fire command</text:span>,</text:p>
            </text:list-item>
            <text:list-item>
              <text:p text:style-name="P168">The function key which causes the named sequence item to execute,</text:p>
            </text:list-item>
            <text:list-item>
              <text:p text:style-name="P165">text to display to the operator in <text:span text:style-name="T52">the cluster,</text:span> and</text:p>
            </text:list-item>
            <text:list-item>
              <text:p text:style-name="P165">the sequence item to execute next.</text:p>
            </text:list-item>
          </text:list>
        </text:list-item>
        <text:list-item>
          <text:p text:style-name="P165">Cease <text:span text:style-name="T132">O</text:span>ffering <text:span text:style-name="T132">S</text:span>ound: remove the definition of what <text:span text:style-name="T61">a</text:span> <text:span text:style-name="T52">cluster</text:span> does. <text:s/>The data in this item contains</text:p>
          <text:list>
            <text:list-item>
              <text:p text:style-name="P165">The <text:span text:style-name="T172">tag</text:span> of the Offer Sound sequence item which offered the sound, and</text:p>
            </text:list-item>
            <text:list-item>
              <text:p text:style-name="P165">the sequence item to execute next.</text:p>
            </text:list-item>
          </text:list>
        </text:list-item>
        <text:list-item>
          <text:p text:style-name="P156"><text:span text:style-name="T36">Operator Wait: w</text:span>ait for the sound effects operator to press the “play th<text:span text:style-name="T17">is sound effect</text:span>” key. The operator is shown the text for <text:span text:style-name="T45">this item</text:span>. <text:s/><text:span text:style-name="T14">In addition to the text there is a lamp which lights when the internal sequencer is waiting for the operator. <text:s/>The data in this item contains</text:span></text:p>
          <text:list>
            <text:list-item>
              <text:p text:style-name="P169">the sequence item to execute when the operator presses his key</text:p>
            </text:list-item>
            <text:list-item>
              <text:p text:style-name="P169">text to display to the operator, </text:p>
            </text:list-item>
            <text:list-item>
              <text:p text:style-name="P168">The function key which causes the sequencer to position to this sequence item and proceed as though the operator had also pressed the “play this sound effect” key,</text:p>
            </text:list-item>
            <text:list-item>
              <text:p text:style-name="P138">The Q_number, which is a list of numbers separated by periods used by MIDI Show Control <text:soft-page-break/><text:span text:style-name="T133">to execute this sequence item using the Go command</text:span>, <text:span text:style-name="T103">and</text:span></text:p>
            </text:list-item>
            <text:list-item>
              <text:p text:style-name="P167">The macro number, a value from 0 to 127 which is used by MIDI Show Control <text:span text:style-name="T133">to execute this sequence item using the Fire command.</text:span></text:p>
            </text:list-item>
            <text:list-item>
              <text:p text:style-name="P164">The sequence item to execute next.</text:p>
            </text:list-item>
          </text:list>
        </text:list-item>
        <text:list-item>
          <text:p text:style-name="P170">Start Sequence: there must be exactly one of these in a sequence. <text:s/>The data in this item contains</text:p>
          <text:list>
            <text:list-item>
              <text:p text:style-name="P170">The sequence item to execute next</text:p>
            </text:list-item>
          </text:list>
        </text:list-item>
      </text:list>
      <text:p text:style-name="P43">The sound effects designer constructs the <text:span text:style-name="T31">collection</text:span> of <text:span text:style-name="T34">sequencer </text:span>items. <text:s/><text:span text:style-name="T180">The Operator Wait items not specified as hidden are presented to the sound effects operator sorted by display text</text:span>. <text:s/><text:span text:style-name="T180">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3">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6">A sequence item's name can be changed, and <text:span text:style-name="T31">doing </text:span>that automatically changes all references to it elsewhere in the sequence.</text:p>
      <text:p text:style-name="P60">To use the velocity of the Note On MIDI message from an external sequencer, use the Offer Sound sequence item to make a Start <text:span text:style-name="T134">Sound </text:span>sequence item with <text:span text:style-name="T172">Use External Velocity equal to 1 </text:span>available to the external sequencer.</text:p>
      <text:p text:style-name="P86">If there is a need for sounds which differ only in volume or pan, create different sounds using the same WAV file.</text:p>
      <text:p text:style-name="P22">If a Start <text:span text:style-name="T63">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text:span><text:soft-page-break/><text:span text:style-name="T46">Wait sequence item provides a two-way fork, by executing a sequence item when the waiting starts and another when it ends. <text:s/>Forking </text:span>allows multiple sound effects to be played at the same time, <text:span text:style-name="T46">and the 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ound sequence item. <text:s/>The sequence as a whole ends when all forks have ended and no sounds are being played or offered by the internal sequencer.</text:span></text:p>
      <text:p text:style-name="P45">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3">An exception to the rule that a cluster occupied by an Offer Sound cannot be used by a <text:span text:style-name="T135">Start </text:span>Sound applies to sounds started by <text:span text:style-name="T147">triggering an offered sound</text:span>. <text:s/>Such sounds, if they do not specify a cluster, or if they specify the same cluster as the Offer Sound, will use that cluster, hiding the offer<text:span text:style-name="T135">ing of the </text:span>sound. <text:s/>If more than one sound plays at the same time (not counting release), other sounds must use different clusters. <text:s/>The offered sound becomes active again when <text:span text:style-name="T135">no sound is playing on its cluster</text:span>. <text:s/>This <text:span text:style-name="T158">exception</text:span> permits continuity of the operator volume <text:span text:style-name="T135">and pan </text:span>adjustment.</text:p>
      <text:p text:style-name="P52">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7">one of them is chosen arbitrarily to be the current sound.</text:span></text:p>
      <text:p text:style-name="P21">Whenever there are two or more forks in execution, there is the problem of serializing access to the sound effects operator<text:span text:style-name="T118">'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text:span><text:soft-page-break/><text:span text:style-name="T52">message—it completes on schedule even if it was unable to display its message at all.</text:span></text:p>
      <text:h text:style-name="P111" text:outline-level="2">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6">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0">in 10 milliseconds</text:span> to the ringout unless the ringout is already in progress.</text:p>
      <text:p text:style-name="P18">Here is the sequence, in detail:</text:p>
      <text:list xml:id="list1682798141683140902" text:style-name="L11">
        <text:list-item>
          <text:p text:style-name="P162">Operator Wait, text “telephone rings”, next is item 2.</text:p>
        </text:list-item>
        <text:list-item>
          <text:p text:style-name="P162"><text:span text:style-name="T75">Start sound</text:span> ring, <text:span text:style-name="T55">cluster 0, tag “telephone_ring”, text “ring”</text:span>, on start go to item 3, <text:span text:style-name="T181">on release start go to</text:span> item <text:span text:style-name="T47">5</text:span>, <text:span text:style-name="T185">or on </text:span>termination <text:span text:style-name="T181">go to</text:span> item <text:span text:style-name="T47">7.</text:span></text:p>
        </text:list-item>
        <text:list-item>
          <text:p text:style-name="P162">Operator Wait, text “stop telephone ring”, next is item 4.</text:p>
        </text:list-item>
        <text:list-item>
          <text:p text:style-name="P162">Stop <text:span text:style-name="T189">Sound tag “telephone_ring”.</text:span></text:p>
        </text:list-item>
        <text:list-item>
          <text:p text:style-name="P171"><text:span text:style-name="T75">Start sound</text:span> ringout, <text:span text:style-name="T55">cluster 0</text:span>, <text:span text:style-name="T173">tag “telephone_ring”, text “ring”, </text:span>on completion go to item 6, <text:span text:style-name="T181">on termination go to item 8, which is the Operator Wait sequence item for the next sound effect.</text:span></text:p>
        </text:list-item>
        <text:list-item>
          <text:p text:style-name="P171"><text:span text:style-name="T75">Start sound</text:span> ring, <text:span text:style-name="T55">cluster 0</text:span>, <text:span text:style-name="T173">tag “telephone_ring”, text “ring”, </text:span>on <text:span text:style-name="T181">release start</text:span> go to item 5, <text:span text:style-name="T185">or on </text:span>termination <text:span text:style-name="T181">go to </text:span>item 7.</text:p>
        </text:list-item>
        <text:list-item>
          <text:p text:style-name="P172"><text:span text:style-name="T75">Start sound</text:span> ringout, <text:span text:style-name="T55">cluster 0</text:span>, <text:span text:style-name="T173">tag “telephone_ring”, text “ring”, on completion go to item 8, which is the Operator Wait sequence item for the next sound effect.</text:span></text:p>
        </text:list-item>
      </text:list>
      <text:p text:style-name="P88">The above sequence forks at item 2, with one branch proceeding to items 3 <text:span text:style-name="T181">and 4,</text:span> and the other looping between items 5 and 6 until it is terminated by the operator proceeding from item 3, in which case it may execute item 7 before it <text:span text:style-name="T181">gets to item 8</text:span>. <text:s/><text:span text:style-name="T173">Note that item 4 stops either the ring or the ringout, whichever is playing, because both are tagged “telephone_ring”.</text:span></text:p>
      <text:p text:style-name="P23"><text:soft-page-break/>If it is necessary to do other sound effects while letting the telephone ring in the background, change item 2 to go to item 8 when the sound starts, omit items 3 and 4, <text:span text:style-name="T182">remove the references to item 8 on items 5 and 6, </text:span>and instruct the sound effects <text:span text:style-name="T61">operator</text:span> to press the Stop button on cluster <text:span text:style-name="T154">0</text:span> <text:span text:style-name="T81">(marked “ring”) </text:span>when the telephone ringing is to stop. <text:s/>The sound effects designer must avoid using cluster <text:span text:style-name="T154">0</text:span> <text:span text:style-name="T61">for other sound effects </text:span>until the telephone ringing is definitely over.</text:p>
      <text:p text:style-name="P29">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3">the </text:span>Cease Offering Sound <text:span text:style-name="T63">sequence item </text:span>to free up the cluster for other uses.</text:p>
      <text:h text:style-name="P112" text:outline-level="2">External Sequencer</text:h>
      <text:p text:style-name="Text_20_body"><text:span text:style-name="T34">An</text:span> external sequencer can send Note On MIDI messages to trigger <text:span text:style-name="T17">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6">The external sequencer can also use OSC messages to start and stop sounds.</text:p>
      <text:p text:style-name="P26">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8">The sound effects player <text:span text:style-name="T148">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text:soft-page-break/>Q_number</text:h>
      <text:p text:style-name="P39">Some of the sequence items have a data item called Q_number to support MIDI Show Control. <text:s/>This text field contains a list of numbers separated by periods, for example, 36.7.832. <text:s/>For some purposes <text:span text:style-name="T136">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9">The first number in the Q_number is referred to as the Parent of the cue.</text:p>
      <text:h text:style-name="Heading_20_4" text:outline-level="4">Commands</text:h>
      <text:p text:style-name="P38"><text:span text:style-name="T102">The sound effects player </text:span>supports the following <text:span text:style-name="T102">MIDI Show Control </text:span>commands:</text:p>
      <text:list xml:id="list4421331399854832634" text:style-name="L12">
        <text:list-item>
          <text:p text:style-name="P173">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start-value="1">
          <text:p text:style-name="P173">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73">Timed_go <text:span text:style-name="T93">(04</text:span><text:span text:style-name="T94">16</text:span><text:span text:style-name="T96">)</text:span>: <text:span text:style-name="T87">treated as Go.</text:span></text:p>
        </text:list-item>
        <text:list-item>
          <text:p text:style-name="P173">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73">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74">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text:span><text:soft-page-break/><text:span text:style-name="T100">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75">If the first byte is “<text:span text:style-name="T112">2”</text:span>, we are adjusting the master volume control. <text:s/>Bytes <text:span text:style-name="T155">two through seven must be ASCII spaces, and bytes eight through twelve</text:span> specify the setting of the master volume control, as described above.</text:p>
        </text:list-item>
        <text:list-item>
          <text:p text:style-name="P173">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73">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73">Restore <text:span text:style-name="T93">(09</text:span><text:span text:style-name="T94">16</text:span><text:span text:style-name="T96">)</text:span>: <text:span text:style-name="T88">unmutes all sounds, reversing a prior All_off.</text:span></text:p>
        </text:list-item>
        <text:list-item>
          <text:p text:style-name="P173">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73">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73">Go/Jam_clock <text:span text:style-name="T93">(10</text:span><text:span text:style-name="T94">16</text:span><text:span text:style-name="T96">)</text:span>: <text:span text:style-name="T90">treated as Go.</text:span></text:p>
        </text:list-item>
        <text:list-item>
          <text:p text:style-name="P173">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73"><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73"><text:span text:style-name="T92"><text:s/>Sequence_+</text:span> <text:span text:style-name="T93">(13</text:span><text:span text:style-name="T94">16</text:span><text:span text:style-name="T96">)</text:span><text:span text:style-name="T92">: If the sequencer is in an Operator Wait sequence item with a Q_number, </text:span><text:soft-page-break/><text:span text:style-name="T92">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73"><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13" text:outline-level="2">Gstreamer <text:span text:style-name="T107">pipeline</text:span></text:h>
      <text:p text:style-name="P44">The sound effects player is a gstreamer application and uses its custom <text:span text:style-name="T162">elements</text:span>, described above, along with several standard plugins. <text:s/><text:span text:style-name="T8">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8">The application creates the following gstreamer <text:span text:style-name="T5">bin</text:span> for each sound effect defined in the project:</text:p>
      <text:list xml:id="list4759982109285795992" text:style-name="L13">
        <text:list-item>
          <text:p text:style-name="P176">A filesrc <text:span text:style-name="T116">element</text:span> which identifies the WAV file containing the waveforms.</text:p>
        </text:list-item>
        <text:list-item>
          <text:p text:style-name="P176"><text:span text:style-name="T162">A</text:span> wavparse <text:span text:style-name="T116">element</text:span>, which converts the WAV file into up to eight channels of raw audio.</text:p>
        </text:list-item>
        <text:list-item>
          <text:p text:style-name="P177">A looper element, which unrolls loops and handles some aspects of release.</text:p>
        </text:list-item>
        <text:list-item>
          <text:p text:style-name="P177">An envelope element, which handles attack, decay, sustain and release. <text:s/>It also has a volume parameter which handles the designer volume control <text:span text:style-name="T176">and MIDI Note On velocity.</text:span></text:p>
        </text:list-item>
        <text:list-item>
          <text:p text:style-name="P176"><text:span text:style-name="T162">A</text:span>n echo <text:span text:style-name="T116">element</text:span>, which has delay, intensity and feedback controls. <text:s/>These are specified by the sound effects designer, and can be edited. <text:s/><text:span text:style-name="T137">They default to no echo.</text:span></text:p>
        </text:list-item>
        <text:list-item>
          <text:p text:style-name="P176">An equalization <text:span text:style-name="T121">element</text:span>, which has gain values for the <text:span text:style-name="T117">29 Hz, 59 Hz, 119 Hz, 237 Hz, 474 Hz, 947 Hz, 1889 Hz, 3770 Hz, 7523 Hz and 15011 Hz bands. These</text:span> are specified by the sound effects designer, and can be edited. <text:s/><text:span text:style-name="T117">They default to 0.</text:span></text:p>
        </text:list-item>
        <text:list-item>
          <text:p text:style-name="P178">If the WAV file contains one or two channels, <text:span text:style-name="T162">two </text:span>audiopanorama element<text:span text:style-name="T167">s</text:span>, which handle <text:soft-page-break/>panning. <text:s/><text:span text:style-name="T163">The first of these elements is set to the designer's pan value. <text:s/></text:span>The control input to <text:span text:style-name="T163">the second </text:span>element is the operator pan value, represented as 0.0 for center, -1.0 for full left and +1.0 for full right. <text:s/>The output from th<text:span text:style-name="T167">ese two</text:span> element<text:span text:style-name="T167">s</text:span> is always two channels. <text:s/>If the WAV file contains more than two channels, <text:span text:style-name="T182">the sound designer marks it as not panning, and these</text:span> element<text:span text:style-name="T163">s</text:span> <text:span text:style-name="T163">are</text:span> not placed in the <text:span text:style-name="T159">bin</text:span>, and the output of the previous element is connected directly to the input of the next element. <text:s/><text:span text:style-name="T182">The sound effects designer can also omit the pan on the sound effect if it is a mono sound that is to be fed to a specific speaker.</text:span></text:p>
        </text:list-item>
        <text:list-item>
          <text:p text:style-name="P177">A volume element, which handles the operator volume control</text:p>
        </text:list-item>
        <text:list-item>
          <text:p text:style-name="P179">A <text:span text:style-name="T115">deinterleave element</text:span>, which <text:span text:style-name="T115">separates each channel of its input into a different output stream.</text:span></text:p>
        </text:list-item>
      </text:list>
      <text:p text:style-name="P65">The <text:span text:style-name="T5">output</text:span> of th<text:span text:style-name="T5">ese bins</text:span> is a single-channel <text:span text:style-name="T5">gstreamer source</text:span> for each channel of each sound effect. Each of these <text:span text:style-name="T5">bins</text:span> <text:span text:style-name="T167">produces only silence on all its channels</text:span> until its sound is started. <text:s/><text:span text:style-name="T5">The gstreamer pipeline contains all of the above bins plus one additional bin, which contains:</text:span></text:p>
      <text:list xml:id="list5466299413415931193" text:style-name="L14">
        <text:list-item>
          <text:p text:style-name="P180"><text:span text:style-name="T8">E</text:span>ight <text:span text:style-name="T5">adder</text:span> elements, one for each output of the sound effects player. <text:s/>The connection between the <text:span text:style-name="T159">sources</text:span> of the sound effects <text:span text:style-name="T5">bins</text:span> and the <text:span text:style-name="T159">sinks</text:span> of each <text:span text:style-name="T5">adder</text:span> is specified by the sound effects designer, and can be edited. <text:s/><text:span text:style-name="T138">The information is retained in the project file. <text:s/>The default is that output channel 1 gets channel 1 from each sound effect bin, output channel 2 gets all the channel 2s, etc.</text:span></text:p>
        </text:list-item>
        <text:list-item>
          <text:p text:style-name="P180">An Interleave element, which combines the outputs of the eight <text:span text:style-name="T5">adder</text:span> elements into a single stream with eight channels.</text:p>
        </text:list-item>
        <text:list-item>
          <text:p text:style-name="P180">A Volume element, which implements the master volume control.</text:p>
        </text:list-item>
        <text:list-item>
          <text:p text:style-name="P180">A Level element, which extracts level information from the stream for display.</text:p>
        </text:list-item>
        <text:list-item>
          <text:p text:style-name="P180">Another Volume element, which implements the <text:span text:style-name="T5">master </text:span>mute control.</text:p>
        </text:list-item>
        <text:list-item>
          <text:p text:style-name="P180">A sink element, which sends the stream to an output device. <text:s/><text:span text:style-name="T5">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14" text:outline-level="2">Tools</text:h>
      <text:p text:style-name="P56">The sound effects player has some tools for the sound effects designer and sound rehearsal operator.</text:p>
      <text:h text:style-name="P99" text:outline-level="3">Create a Cue from an m3u <text:span text:style-name="T149">F</text:span>ile</text:h>
      <text:p text:style-name="P56">An m3u file contains a list of sound files. <text:s/><text:span text:style-name="T126">This tool provides a convenient way to import them into the sound effects player as a single cue. <text:s/>It does the following:</text:span></text:p>
      <text:list xml:id="list3449388426262345250" text:style-name="L15">
        <text:list-item>
          <text:p text:style-name="P181"><text:soft-page-break/>Create<text:span text:style-name="T149">s</text:span> a sound effect for each sound file specified in the m3u file. <text:s/>All of the parameters take their defaults.</text:p>
        </text:list-item>
        <text:list-item>
          <text:p text:style-name="P181">Create<text:span text:style-name="T149">s</text:span> a Start Sound sequence item for each sound effect. <text:s/>Each sequence item, except the last, plays the next when it completes <text:span text:style-name="T182">or terminates</text:span>. <text:s/>The last plays the first, forming a loop. <text:s/><text:span text:style-name="T149">The text of the Start Sound sequence item is the name of the sound file.</text:span></text:p>
        </text:list-item>
        <text:list-item>
          <text:p text:style-name="P181">Create<text:span text:style-name="T149">s</text:span> an <text:span text:style-name="T121">Operator Wait</text:span> sequence item which <text:span text:style-name="T121">will </text:span>play the first Start Sound sequence item when <text:span text:style-name="T121">the operator pushes the Play button. <text:s/>The text displayed to the operator is the name of the m3u file.</text:span></text:p>
        </text:list-item>
        <text:list-item>
          <text:p text:style-name="P182">If there is no Start Sequence sequence item, create<text:span text:style-name="T149">s</text:span> one and make<text:span text:style-name="T149">s</text:span> the above Operator Wait sequence item its successor.</text:p>
        </text:list-item>
        <text:list-item>
          <text:p text:style-name="P182">Position<text:span text:style-name="T149">s</text:span> the sequencer to the Operator Wait sequence item created above.</text:p>
        </text:list-item>
      </text:list>
      <text:p text:style-name="P58"><text:span text:style-name="T126">After running the tool t</text:span>he operator can play the list of songs by pressing the Play button. <text:s/><text:span text:style-name="T126">The Stop button on the cluster that is playing the songs causes the player to skip to the next song. <text:s/>The Reset button stops the player. </text:span></text:p>
      <text:p text:style-name="P58"><text:span text:style-name="T127">The operator</text:span> can edit the Operator Wait sequence item to be an Offer Sound sequence item, specifying the cluster that is to play the songs.</text:p>
      <text:p text:style-name="P63">Note that the m3u file can contain names of directories in addition to names of sound files. <text:s/>In that case the directories are scanned for sound files.</text:p>
      <text:h text:style-name="P100" text:outline-level="3">Create a Play List from a <text:span text:style-name="T149">F</text:span>older of <text:span text:style-name="T149">S</text:span>ound <text:span text:style-name="T149">F</text:span>iles</text:h>
      <text:p text:style-name="P61">This tool provides a convenient way to turn a directory of sound files into a list of cues, any of which can be played on demand. <text:s/>It does the following:</text:p>
      <text:list xml:id="list1846148233265000359" text:style-name="L16">
        <text:list-item>
          <text:p text:style-name="P183">Create<text:span text:style-name="T149">s</text:span> a sound effect for each sound file in the directory. <text:s/>All of the parameters take their defaults.</text:p>
        </text:list-item>
        <text:list-item>
          <text:p text:style-name="P183">Create<text:span text:style-name="T149">s</text:span> an Operator Wait sequence item and a Start Sound sequence item for each sound effect. <text:s/><text:span text:style-name="T149">The text of the Operator Wait sequence items is the sequence number of the sound file followed by its name.</text:span></text:p>
        </text:list-item>
        <text:list-item>
          <text:p text:style-name="P184">Link<text:span text:style-name="T149">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85">If there is no Start Sequence sequence item, create<text:span text:style-name="T149">s</text:span> one and make<text:span text:style-name="T149">s</text:span> the first Operator Wait <text:soft-page-break/>sequence item its successor.</text:p>
        </text:list-item>
      </text:list>
      <text:p text:style-name="P61">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82">play the next song by pushing the “Play” button or select a song to play from the displayed list.</text:span></text:p>
      <text:h text:style-name="P115" text:outline-level="2">Sound Effects <text:span text:style-name="T186">Player </text:span>Design Summary</text:h>
      <text:p text:style-name="P13">When a sound designer constructs <text:span text:style-name="T17">sound effects,</text:span> he creates the waveform for each channel using a tool like Audacity. <text:s/>He also specifies the envelope numbers and other information that control how the <text:span text:style-name="T17">sound effect</text:span> is played. <text:s/>Each <text:span text:style-name="T17">sound effect</text:span> is <text:span text:style-name="T163">described in</text:span> a<text:span text:style-name="T163">n XML</text:span> file containing the envelope and other information, plus the name of the file containing the waveforms. <text:s/>A waveform file can be used by more than one <text:span text:style-name="T17">sound effect</text:span>. <text:s/><text:span text:style-name="T139">Sounds can be routed to up to 8 independent output channels.</text:span></text:p>
      <text:p text:style-name="P26">Unless the show is very simple, the sound effects designer will also construct a collection of sequence items. <text:s/>They will walk the sound effects operator through the show, giving <text:span text:style-name="T186">him</text:span> buttons to play the appropriate sounds at the appropriate times. <text:s/><text:span text:style-name="T170">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7">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3">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text:span><text:soft-page-break/><text:span text:style-name="T62">running it controls the text at the top of each cluster. <text:s/>Otherwise the text is the name of the sound effect.</text:span></text:p>
      <text:p text:style-name="P46">When a sound effect is playing, the <text:span text:style-name="T130">small display</text:span> in the cluster show<text:span text:style-name="T163">s</text:span> <text:span text:style-name="T54">the operator</text:span> volume. <text:s/><text:span text:style-name="T54">It starts at 100%, which is the external representation of 1.0,</text:span> but the sound effects operator can adjust the volume by turning the soft dial. <text:s/><text:span text:style-name="T130">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The sound designer will make the pan function unavailable if the WAV file has more than two channels.</text:span></text:p>
      <text:p text:style-name="P55">Above the 16 clusters are the <text:span text:style-name="T71">general </text:span>controls. <text:s/></text:p>
      <text:list xml:id="list4871702981731503154" text:style-name="L17">
        <text:list-item>
          <text:p text:style-name="P186"><text:span text:style-name="T119">A</text:span> bank dial to specify which of the eight banks of samples the 16 clusters refer to. <text:s/></text:p>
        </text:list-item>
        <text:list-item>
          <text:p text:style-name="P186"><text:span text:style-name="T119">T</text:span>wo program dials, one with 16 positions and the other with 8, to specify the program number. </text:p>
        </text:list-item>
        <text:list-item>
          <text:p text:style-name="P187">A sequencer section with</text:p>
          <text:list>
            <text:list-item>
              <text:p text:style-name="P186">a <text:span text:style-name="T82">small text</text:span> display <text:span text:style-name="T182">which shows the current Operator Wait item, plus a few items before and after the current item in alphabetical order,</text:span></text:p>
            </text:list-item>
            <text:list-item>
              <text:p text:style-name="P186">a dial to rapidly scroll forward and backward in the sequence; <text:span text:style-name="T182">pushing it repositions the sequencer at the designated item,</text:span></text:p>
            </text:list-item>
            <text:list-item>
              <text:p text:style-name="P186">a large <text:span text:style-name="T35">Play This Sound Effect </text:span>button <text:span text:style-name="T71">which lets the sequencer proceed to its next item</text:span>, <text:span text:style-name="T104">and</text:span></text:p>
            </text:list-item>
            <text:list-item>
              <text:p text:style-name="P186"><text:span text:style-name="T104">a small lamp that lights when the sequencer is waiting for the operator.</text:span> </text:p>
            </text:list-item>
          </text:list>
        </text:list-item>
        <text:list-item>
          <text:p text:style-name="P187">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86"><text:span text:style-name="T119">The master volume control, a soft dial with an adjacent <text:s/>2</text:span><text:span text:style-name="T25">½</text:span><text:span text:style-name="T105">-digit display. <text:s/>It defaults to 1.0, which is displayed as 100%. <text:s/>All eight channels of output are multiplied by the master volume control value before output.</text:span></text:p>
        </text:list-item>
        <text:list-item>
          <text:p text:style-name="P187">A mute button. <text:s/>The mute button is back-lit and functions like the pause button. <text:s/>When the sound effects player is muted the <text:span text:style-name="T163">looper runs normally</text:span> but the outputs are silenced.</text:p>
        </text:list-item>
        <text:list-item>
          <text:p text:style-name="P187">A single-channel stack of LEDs which function<text:span text:style-name="T163">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87">The Reset button stops all processing and initializes the device. <text:s/>If there is a sequence defined, <text:soft-page-break/>it is started at its Start Sequence item.</text:p>
        </text:list-item>
        <text:list-item>
          <text:p text:style-name="P187">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88">The Shutdown button stops all processing, waits for all file writing to complete, and turns off power.</text:p>
        </text:list-item>
      </text:list>
      <text:p text:style-name="P55"><text:span text:style-name="T33">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6">and renamed</text:span>. <text:s/><text:span text:style-name="T14">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7">sound effects</text:span> can also be edited. <text:s/>In <text:span text:style-name="T17">sound effects</text:span> editing mode, <text:span text:style-name="T56">the text at the top of each cluster shows the name of a sound effect. <text:s/>P</text:span>ressing a Start button chooses a <text:span text:style-name="T17">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7">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2">The console has a USB interface which allows a thumb drive to be connected, so sound <text:span text:style-name="T143">file</text:span>s prepared externally can be loaded by the tools, <text:span text:style-name="T142">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text:span><text:soft-page-break/><text:span text:style-name="T71">develop sound effects for the fancy console.</text:span></text:p>
      <text:p text:style-name="P34">If the software internal to the console needs to be updated, new software can be loaded from the SD card <text:span text:style-name="T140">or from the USB interface.</text:span></text:p>
      <text:p text:style-name="P40">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1">There is a Setup button which provides access to options which do not need to be changed during a performance. <text:s/>These include MIDI channel, MIDI Show Control device ID, MIDI Show Control group ID, MIDI Show Control UDP port number <text:span text:style-name="T150">and the routing of each channel of each sound effect to the eight outputs</text:span>. <text:s/><text:span text:style-name="T141">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2">now </text:span>be more practical and imagine how it might be implemented using a standard computer. <text:s/><text:span text:style-name="T27">The program will be written as a gstreamer 1.0 application, so it can use the gstreamer plugins described above to play sounds. <text:s/></text:span></text:p>
      <text:p text:style-name="P3">The program <text:span text:style-name="T63">has</text:span> <text:span text:style-name="T22">four </text:span>modes: <text:span text:style-name="T22">Run </text:span>Sequencer, <text:span text:style-name="T22">Run </text:span>Non-sequencer, Edit <text:span text:style-name="T22">Sound Effects and Edit Sequence</text:span>. <text:s/>In <text:span text:style-name="T22">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2">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9">when it starts to release </text:span>the next sound effect becomes the current sound effect. <text:s/><text:span text:style-name="T19">If he presses the Backspace key, this forces the current sound effect to start its release immediately, the same as receiving a Note Off from an external sequencer.</text:span></text:p>
      <text:p text:style-name="P2">In Edit <text:span text:style-name="T22">Sound Effects</text:span> mode <text:span text:style-name="T18">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text:span><text:soft-page-break/><text:span text:style-name="T18">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6">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1"><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2">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1">When the program starts it can Open a <text:span text:style-name="T21">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1">The project file may also name the file which contains all the information for the internal sequencer. <text:s/>All of these files can be written using the Edit modes.</text:span></text:p>
      <text:p text:style-name="P72"><text:soft-page-break/>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4">A function key can be tied to a sequence item or sound effect. <text:s/>Pressing the function key works like receiving the MIDI Show Control command Go.</text:p>
      <text:p text:style-name="P42">The screen also includes a pause button, a mute button, a master volume control, <text:span text:style-name="T106">sound level meter, a Reset button and a time remaining display. <text:s/></text:span><text:s/>See the description of the fancy console for what these controls <text:span text:style-name="T119">and displays </text:span>do.</text:p>
      <text:p text:style-name="P15">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3">¼</text:span>-inch phono connectors <text:span text:style-name="T65">for output. <text:s/>Digital output is also possible, using the computer's Ethernet interface.</text:span></text:p>
      <text:p text:style-name="P40">To prevent an inexperienced sound effects operator from inadvertently damaging the files, they can be protected from writing by the sound effect operator's account using operating system facilities.</text:p>
      <text:p text:style-name="P41">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7">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16"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text:soft-page-break/>much cannot be determined in advance.</text:p>
      <text:p text:style-name="P17">We will have a sound effect which holds 15 minutes of low-level background sounds, looped. <text:s/>Th<text:span text:style-name="T171">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7682562923270019230" text:style-name="L18">
        <text:list-item>
          <text:p text:style-name="P189">Operator Wait, text “scene starts”, next is item 2.</text:p>
        </text:list-item>
        <text:list-item>
          <text:p text:style-name="P189">Start background sound effect, <text:span text:style-name="T65">cluster 1, text “background”, tag “street_noises”, </text:span>when it starts go to item 3.</text:p>
        </text:list-item>
        <text:list-item>
          <text:p text:style-name="P189">Operator Wait, text “horn honks”, next is item 4.</text:p>
        </text:list-item>
        <text:list-item>
          <text:p text:style-name="P189">Start horn sound, <text:span text:style-name="T65">cluster 2, text “horn honking”, </text:span>when it completes or terminates go to item 5.</text:p>
        </text:list-item>
        <text:list-item>
          <text:p text:style-name="P189">Operator Wait, text “siren”, next is item 6.</text:p>
        </text:list-item>
        <text:list-item>
          <text:p text:style-name="P189">Start siren sound, <text:span text:style-name="T65">cluster 2, text “siren”, </text:span>when it completes or terminates go to item 7.</text:p>
        </text:list-item>
        <text:list-item>
          <text:p text:style-name="P189">Operator Wait, text “scene ends”, next is item 8.</text:p>
        </text:list-item>
        <text:list-item>
          <text:p text:style-name="P189">Stop <text:span text:style-name="T189">Sound 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oft-page-break/><text:span text:style-name="T187">The music is always on cluster 0. <text:s/>At the top of the show it is an offered sound.</text:span> <text:s/><text:span text:style-name="T187">The operator turns the operator volume down to 0.0 and starts it. <text:s/></text:span>When the sound effects operator wishes to bring it up, he selects it and uses the <text:span text:style-name="T187">mouse</text:span> to raise its volume, and lower it later. <text:s/><text:span text:style-name="T57">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4">The wind is an offered sound in cluster <text:span text:style-name="T151">1</text:span>. <text:s/>The sound effects operator starts it when the doors open, and stops it when they close. <text:s/>The close time cannot be predicted because an actor may forget to close the 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4">The hounds, rats and heartbeat never sound together, so they are <text:span text:style-name="T65">played</text:span> in cluster <text:span text:style-name="T151">2</text:span> <text:span text:style-name="T65">under control of the sequencer. <text:s/>The sequencer also stops them when they are done</text:span>. <text:s/>The other sound effects do not overlap <text:span text:style-name="T65">each other, so they are played</text:span> by the sequencer <text:span text:style-name="T59">and presented in cluster 3.</text:span></text:p>
      <text:p text:style-name="P33">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4">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Doing Standard Things</text:h>
      <text:p text:style-name="P37">There are certain things a sound effects player is expected to do. <text:s/>In this section I will explain how this sound effects player does those things.</text:p>
      <text:h text:style-name="Heading_20_3" text:outline-level="3">Basic Controls</text:h>
      <text:list xml:id="list1865297152751056778" text:style-name="L19">
        <text:list-item>
          <text:p text:style-name="P190">Play a sound. <text:s/>In non-sequencer mode, all the sounds are visible, each with a Start and Stop button, and a volume control. <text:s/>By using the <text:span text:style-name="T171">internal </text:span>sequencer very complex sounds can be made using the same interface. <text:s/><text:span text:style-name="T86">MIDI Note On, OSC and MIDI Show Control can be used to play sounds remotely.</text:span></text:p>
        </text:list-item>
        <text:list-item>
          <text:p text:style-name="P191">Stop playing a sound. <text:s/>As described above, each sound has a Stop button. <text:s/><text:span text:style-name="T86">MIDI Note Off, OSC and MIDI Show Control can be used to stop sounds remotely.</text:span></text:p>
        </text:list-item>
        <text:list-item>
          <text:p text:style-name="P191">Stop All. <text:s text:c="2"/><text:span text:style-name="T86">The MIDI command All Sound Off can be used to stop all sounds remotely. <text:s/>There </text:span><text:soft-page-break/><text:span text:style-name="T86">are also the Pause and Mute buttons which can be operated remotely using MIDI Show Control.</text:span></text:p>
        </text:list-item>
        <text:list-item>
          <text:p text:style-name="P191">Fade. <text:s/>As described above, each sound has a volume control. <text:s/><text:span text:style-name="T177">In addition, he volume of any sound can be controlled remotely using the MIDI Show Control command Set.</text:span></text:p>
        </text:list-item>
        <text:list-item>
          <text:p text:style-name="P191">Fade All. <text:s/><text:span text:style-name="T106">There is a master volume control, which can be operated remotely using MIDI Show Control. <text:s/>In addition, the MIDI command All Notes Off can be used to fade all sounds remotely.</text:span></text:p>
        </text:list-item>
        <text:list-item>
          <text:p text:style-name="P191">Advance. <text:s/>The operator can skip to the next Operator Wait sequence item using the sequencer controls. <text:s/><text:span text:style-name="T101">This can be done remotely using the MIDI Show Control command Standby_+.</text:span></text:p>
        </text:list-item>
        <text:list-item>
          <text:p text:style-name="P191">Rewind. <text:s/><text:span text:style-name="T106">There is a local Reset button. <text:s/>This can be done remotely using the MIDI Show Control command Reset.</text:span></text:p>
        </text:list-item>
      </text:list>
      <text:h text:style-name="Heading_20_3" text:outline-level="3">Edit or Create a Cue</text:h>
      <text:list xml:id="list2464918360805454391" text:style-name="L20">
        <text:list-item>
          <text:p text:style-name="P192">Select the sound file. <text:s/>This is done with the File Name parameter in Edit Sequence mode.</text:p>
        </text:list-item>
        <text:list-item>
          <text:p text:style-name="P192">Set levels: the designer volume <text:span text:style-name="T113">is a parameter of each sound effect.</text:span></text:p>
        </text:list-item>
        <text:list-item>
          <text:p text:style-name="P192">Set EQ: <text:span text:style-name="T107">There is an equalizer for each sound effect. <text:s/>The parameters are set by the sound designer, but can be modified by the sound operators. <text:s/>They are saved with each sound.</text:span></text:p>
        </text:list-item>
        <text:list-item>
          <text:p text:style-name="P192">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92">Set fade in/out, cross fade (levels and time). <text:s/>Fade in is done using the attack <text:span text:style-name="T164">duration </text:span>time and level parameters. <text:s/>Fade out is done with release start time and release duration time. <text:s/>Cross fading is done by starting the new sound when the old one begins its release.</text:p>
        </text:list-item>
        <text:list-item>
          <text:p text:style-name="P192">Play a sound on operator input or receipt of a command from a remote sequencer: Any sound presented to the operator can also be triggered using MIDI <text:span text:style-name="T156">Note On</text:span>, OSC <text:span text:style-name="T156">and MIDI Show Control.</text:span></text:p>
        </text:list-item>
        <text:list-item>
          <text:p text:style-name="P192">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93">Pause a playing sound: <text:span text:style-name="T106">The operator has a Pause button.</text:span> <text:span text:style-name="T101">This can be done remotely using the MIDI Show Control command Pause.</text:span></text:p>
        </text:list-item>
        <text:list-item>
          <text:p text:style-name="P193">Background/Independent: Background or independent cues can be played by forking the sequencer, using Start Sound and specifying sequence items to be execute<text:span text:style-name="T128">d</text:span> when the sound <text:soft-page-break/>starts, <text:span text:style-name="T183">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17" text:outline-level="2">Summary of Significant Changes</text:h>
      <text:h text:style-name="P101" text:outline-level="3">November 11, 2014</text:h>
      <text:list xml:id="list1282192616659581418" text:style-name="L21">
        <text:list-item>
          <text:p text:style-name="P194">Added the section Doing Standard Things in response to Mac's review of the November 10 edition. <text:s/>Adding that pointed out the need for some additional controls and remote commands. That led me to MIDI Show Control.</text:p>
        </text:list-item>
        <text:list-item>
          <text:p text:style-name="P195">Added support of MIDI Show Control in addition to the usual Note On and Note Off commands.</text:p>
        </text:list-item>
      </text:list>
      <text:h text:style-name="P102" text:outline-level="3">November 14, 2014</text:h>
      <text:p text:style-name="P59">Mac showed me Cueplayer, a very good sound player. <text:s/>To achieve feature parity with it, I added the following features:</text:p>
      <text:list xml:id="list3443466782039101351" text:style-name="L22">
        <text:list-item>
          <text:p text:style-name="P196">Allow sound to be re-channeled into the eight outputs</text:p>
        </text:list-item>
        <text:list-item>
          <text:p text:style-name="P196">Replace the 3-band equalizer with a 10-band equalizer.</text:p>
        </text:list-item>
        <text:list-item>
          <text:p text:style-name="P196">Allow the sound rehearsal operator to start a sound later than its normal start point.</text:p>
        </text:list-item>
        <text:list-item>
          <text:p text:style-name="P196">Display the time left in the current sound</text:p>
        </text:list-item>
        <text:list-item>
          <text:p text:style-name="P196">Let a function key start a sound</text:p>
        </text:list-item>
        <text:list-item>
          <text:p text:style-name="P196">Add panning of <text:span text:style-name="T129">monophonic and stereo </text:span>sound <text:span text:style-name="T129">effects.</text:span></text:p>
        </text:list-item>
        <text:list-item>
          <text:p text:style-name="P196">Add tools to create play lists from imported sound files or m3u files.</text:p>
        </text:list-item>
        <text:list-item>
          <text:p text:style-name="P196">Provide a convenient way to relocate sound files.</text:p>
        </text:list-item>
      </text:list>
      <text:p text:style-name="P67">Also, I acknowledged the role of the rehearsal sound operator as a third user of the sound effects player.</text:p>
      <text:h text:style-name="Heading_20_3" text:outline-level="3">November 15, 2014</text:h>
      <text:p text:style-name="P66">Make the goal of not requiring a high-speed CPU explicit, and use this goal to justify the fixed gstreamer pipeline.</text:p>
      <text:h text:style-name="Heading_20_3" text:outline-level="3"><text:soft-page-break/>December 2<text:span text:style-name="T7">1</text:span>, 2014</text:h>
      <text:p text:style-name="P68">Based on what I have learned about gstreamer, update the volume definition to be a floating-point number between 0.0 and 4.0, and update the time base to nanoseconds.</text:p>
      <text:h text:style-name="Heading_20_3" text:outline-level="3">January 4, 2014</text:h>
      <text:p text:style-name="P69">It is actually the adder, not the funnel, that provides the mixing of many sounds into one. <text:s/>Also some updating of the gstreamer information based on prototyping.</text:p>
      <text:h text:style-name="P103" text:outline-level="3">May 3, 2015</text:h>
      <text:p text:style-name="P74">Update some of the gstreamer information based on getting the envelope plugin nearly working. <text:s/><text:span text:style-name="T165">There are now just two custom plugins: looper and envelope.</text:span></text:p>
      <text:h text:style-name="Heading_20_3" text:outline-level="3">June 1<text:span text:style-name="T168">4</text:span>, 2015</text:h>
      <text:p text:style-name="P81">Do some more updating of the gstreamer information based on getting both plugins working. <text:s/>The plugins are well-commented, so there is some overlap between the information presented here and the information in the source code.</text:p>
      <text:h text:style-name="P104" text:outline-level="3">June 23, 2015</text:h>
      <text:p text:style-name="P82">Add tagging of playing and offered sounds. <text:s/>This simplifies the stop sound and stop offering sound sequence items.</text:p>
      <text:h text:style-name="Heading_20_3" text:outline-level="3">June 27, 2015</text:h>
      <text:p text:style-name="P84">Did some minor wordsmithing.</text:p>
      <text:h text:style-name="P105" text:outline-level="3">June 28, 2015</text:h>
      <text:p text:style-name="P85">Some small changes to the sequencer.</text:p>
      <text:h text:style-name="Heading_20_3" text:outline-level="3">October 20, 2015</text:h>
      <text:p text:style-name="P87">Don't let the sequencer modify the volume or pan. <text:s/>Use multiple sounds instead, sharing the WAV file.</text:p>
      <text:h text:style-name="Heading_20_3" text:outline-level="3">October 12, 2016</text:h>
      <text:p text:style-name="P93">Update the title and running header to better describe this document.</text:p>
      <text:h text:style-name="P106" text:outline-level="3">October <text:span text:style-name="T184">20</text:span>, 2016</text:h>
      <text:list xml:id="list8665231244748691309" text:style-name="L23">
        <text:list-item>
          <text:p text:style-name="P197">Improve the handling of release start in the sequencer, </text:p>
        </text:list-item>
        <text:list-item>
          <text:p text:style-name="P197"><text:soft-page-break/>add better control of panning, </text:p>
        </text:list-item>
        <text:list-item>
          <text:p text:style-name="P197">improve the display of the current and nearby sequence items, and</text:p>
        </text:list-item>
        <text:list-item>
          <text:p text:style-name="P197">add max duration.</text:p>
        </text:list-item>
      </text:list>
      <text:h text:style-name="P107" text:outline-level="3">October 23, 2016</text:h>
      <text:p text:style-name="P95">Minor edits for clarification.</text:p>
      <text:h text:style-name="Heading_20_3" text:outline-level="3">November 9, 2016</text:h>
      <text:p text:style-name="P198">More minor edits for clarification.</text:p>
      <text:h text:style-name="Heading_20_3" text:outline-level="3">May 29, 2017</text:h>
      <text:p text:style-name="P199">Rename the Stop sequence item Stop S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4D60FB4967481DF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45bbb7"/>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May 29, 2017</text:span></text:p>
      </style:header>
      <style:footer>
        <text:p text:style-name="Footer"><text:tab/><text:span text:style-name="MT3">Page </text:span><text:span text:style-name="MT3"><text:page-number text:select-page="current">29</text:page-number></text:span><text:span text:style-name="MT3"> of </text:span><text:span text:style-name="MT3"><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7-05-29T16:01:13.564888995</dc:date>
    <meta:editing-duration>P2DT13H8M9S</meta:editing-duration>
    <meta:editing-cycles>220</meta:editing-cycles>
    <meta:generator>LibreOffice/5.2.7.2$Linux_X86_64 LibreOffice_project/20$Build-2</meta:generator>
    <meta:document-statistic meta:table-count="0" meta:image-count="0" meta:object-count="7" meta:page-count="31" meta:paragraph-count="387" meta:word-count="12579" meta:character-count="71505" meta:non-whitespace-character-count="59041"/>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